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3.044cm"/>
    </style:style>
    <style:style style:name="co3" style:family="table-column">
      <style:table-column-properties fo:break-before="auto" style:column-width="2.739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3.761cm"/>
    </style:style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2.955cm"/>
    </style:style>
    <style:style style:name="co11" style:family="table-column">
      <style:table-column-properties fo:break-before="auto" style:column-width="7.324cm"/>
    </style:style>
    <style:style style:name="co12" style:family="table-column">
      <style:table-column-properties fo:break-before="auto" style:column-width="2.346cm"/>
    </style:style>
    <style:style style:name="co13" style:family="table-column">
      <style:table-column-properties fo:break-before="auto" style:column-width="3.35cm"/>
    </style:style>
    <style:style style:name="co14" style:family="table-column">
      <style:table-column-properties fo:break-before="auto" style:column-width="6.322cm"/>
    </style:style>
    <style:style style:name="co15" style:family="table-column">
      <style:table-column-properties fo:break-before="auto" style:column-width="3.976cm"/>
    </style:style>
    <style:style style:name="co16" style:family="table-column">
      <style:table-column-properties fo:break-before="auto" style:column-width="3.581cm"/>
    </style:style>
    <style:style style:name="co17" style:family="table-column">
      <style:table-column-properties fo:break-before="auto" style:column-width="4.136cm"/>
    </style:style>
    <style:style style:name="co18" style:family="table-column">
      <style:table-column-properties fo:break-before="auto" style:column-width="6.071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Движение_20_товаров">
      <style:table-properties table:display="true" style:writing-mode="lr-tb"/>
    </style:style>
    <style:style style:name="ta2" style:family="table" style:master-page-name="PageStyle_5f_Товар">
      <style:table-properties table:display="true" style:writing-mode="lr-tb"/>
    </style:style>
    <style:style style:name="ta3" style:family="table" style:master-page-name="PageStyle_5f_Магазин">
      <style:table-properties table:display="true" style:writing-mode="lr-tb"/>
    </style:style>
    <number:date-style style:name="N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 style:data-style-name="N5036"/>
    <style:style style:name="ce4" style:family="table-cell" style:parent-style-name="Excel_20_Built-in_20_Normal" style:data-style-name="N503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Движение товаров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9" table:number-columns-repeated="1015" table:default-cell-style-name="Excel_20_Built-in_20_Normal"/>
        <table:table-row table:style-name="ro1">
          <table:table-cell table:style-name="ce1" office:value-type="string">
            <text:p>ID операции</text:p>
          </table:table-cell>
          <table:table-cell table:style-name="ce2" office:value-type="string">
            <text:p>Дата</text:p>
          </table:table-cell>
          <table:table-cell table:style-name="ce2" office:value-type="string">
            <text:p>ID магазина</text:p>
          </table:table-cell>
          <table:table-cell table:style-name="ce2" office:value-type="string">
            <text:p>Артикул</text:p>
          </table:table-cell>
          <table:table-cell table:style-name="ce2" office:value-type="string">
            <text:p>Количество упаковок, шт.</text:p>
          </table:table-cell>
          <table:table-cell table:style-name="ce2" office:value-type="string">
            <text:p>Тип операции</text:p>
          </table:table-cell>
          <table:table-cell table:style-name="ce2" office:value-type="string">
            <text:p>Цена (руб./1 уп.)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2">
            <text:p>22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57">
            <text:p>57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59">
            <text:p>59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28">
            <text:p>28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6">
            <text:p>46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8">
            <text:p>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58">
            <text:p>58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39">
            <text:p>39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7">
            <text:p>47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3">
            <text:p>23</text:p>
          </table:table-cell>
          <table:table-cell office:value-type="float" office:value="113">
            <text:p>11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8">
            <text:p>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3">
            <text:p>53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5">
            <text:p>55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169">
            <text:p>16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9">
            <text:p>9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16">
            <text:p>16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7">
            <text:p>27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4">
            <text:p>44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1">
            <text:p>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3">
            <text:p>5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5">
            <text:p>5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5">
            <text:p>45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06">
            <text:p>10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11">
            <text:p>1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7">
            <text:p>6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8">
            <text:p>6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9">
            <text:p>6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8">
            <text:p>28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3">
            <text:p>33</text:p>
          </table:table-cell>
          <table:table-cell office:value-type="float" office:value="126">
            <text:p>12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3">
            <text:p>7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36">
            <text:p>36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5">
            <text:p>7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6">
            <text:p>7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9">
            <text:p>7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1">
            <text:p>21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2">
            <text:p>8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19">
            <text:p>19</text:p>
          </table:table-cell>
          <table:table-cell office:value-type="float" office:value="181">
            <text:p>18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5">
            <text:p>8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7">
            <text:p>8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8">
            <text:p>8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1">
            <text:p>9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2">
            <text:p>9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3">
            <text:p>9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4">
            <text:p>9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22">
            <text:p>22</text:p>
          </table:table-cell>
          <table:table-cell office:value-type="float" office:value="174">
            <text:p>17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5">
            <text:p>9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6">
            <text:p>9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7">
            <text:p>9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8">
            <text:p>9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7">
            <text:p>57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9">
            <text:p>9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1">
            <text:p>11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44">
            <text:p>44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47">
            <text:p>4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2">
            <text:p>10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3">
            <text:p>10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3">
            <text:p>23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">
            <text:p>10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41">
            <text:p>41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5">
            <text:p>10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">
            <text:p>3</text:p>
          </table:table-cell>
          <table:table-cell office:value-type="float" office:value="191">
            <text:p>19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6">
            <text:p>10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7">
            <text:p>10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4">
            <text:p>14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8">
            <text:p>10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9">
            <text:p>10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0">
            <text:p>1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9">
            <text:p>49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1">
            <text:p>1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2">
            <text:p>1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3">
            <text:p>1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4">
            <text:p>1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5">
            <text:p>1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6">
            <text:p>1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16">
            <text:p>16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7">
            <text:p>1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8">
            <text:p>1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9">
            <text:p>1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16">
            <text:p>16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0">
            <text:p>1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1">
            <text:p>1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22">
            <text:p>22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2">
            <text:p>1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3">
            <text:p>1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33">
            <text:p>33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4">
            <text:p>1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2">
            <text:p>22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6">
            <text:p>1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7">
            <text:p>1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8">
            <text:p>1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9">
            <text:p>1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0">
            <text:p>1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1">
            <text:p>1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5">
            <text:p>35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2">
            <text:p>1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9">
            <text:p>59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3">
            <text:p>1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36">
            <text:p>36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4">
            <text:p>1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77">
            <text:p>17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5">
            <text:p>1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6">
            <text:p>1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8">
            <text:p>8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7">
            <text:p>1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5">
            <text:p>15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8">
            <text:p>1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0">
            <text:p>1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1">
            <text:p>1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2">
            <text:p>1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3">
            <text:p>1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46">
            <text:p>46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4">
            <text:p>1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5">
            <text:p>1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6">
            <text:p>1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7">
            <text:p>1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4">
            <text:p>54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8">
            <text:p>1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17">
            <text:p>17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9">
            <text:p>1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0">
            <text:p>1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1">
            <text:p>1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49">
            <text:p>49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2">
            <text:p>15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14">
            <text:p>14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3">
            <text:p>15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2">
            <text:p>32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4">
            <text:p>15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33">
            <text:p>33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5">
            <text:p>15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8">
            <text:p>18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34">
            <text:p>34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7">
            <text:p>15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21">
            <text:p>21</text:p>
          </table:table-cell>
          <table:table-cell office:value-type="float" office:value="114">
            <text:p>11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9">
            <text:p>15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18">
            <text:p>18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0">
            <text:p>16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1">
            <text:p>16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3">
            <text:p>16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4">
            <text:p>16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5">
            <text:p>16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6">
            <text:p>16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3">
            <text:p>33</text:p>
          </table:table-cell>
          <table:table-cell office:value-type="float" office:value="111">
            <text:p>11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7">
            <text:p>16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9">
            <text:p>16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0">
            <text:p>17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3">
            <text:p>13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1">
            <text:p>17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2">
            <text:p>17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3">
            <text:p>17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24">
            <text:p>24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74">
            <text:p>17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5">
            <text:p>17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6">
            <text:p>17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7">
            <text:p>17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8">
            <text:p>17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9">
            <text:p>17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0">
            <text:p>18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1">
            <text:p>41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1">
            <text:p>18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2">
            <text:p>18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5">
            <text:p>35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3">
            <text:p>18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4">
            <text:p>34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5">
            <text:p>18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6">
            <text:p>18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51">
            <text:p>51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7">
            <text:p>18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0">
            <text:p>20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8">
            <text:p>18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9">
            <text:p>18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0">
            <text:p>19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1">
            <text:p>19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2">
            <text:p>19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3">
            <text:p>19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2">
            <text:p>12</text:p>
          </table:table-cell>
          <table:table-cell office:value-type="float" office:value="145">
            <text:p>14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5">
            <text:p>19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1">
            <text:p>21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6">
            <text:p>19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7">
            <text:p>19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8">
            <text:p>19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9">
            <text:p>19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9">
            <text:p>19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0">
            <text:p>20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1">
            <text:p>20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9">
            <text:p>59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2">
            <text:p>20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51">
            <text:p>51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3">
            <text:p>20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4">
            <text:p>20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5">
            <text:p>20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6">
            <text:p>20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7">
            <text:p>20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8">
            <text:p>20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">
            <text:p>20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0">
            <text:p>2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1">
            <text:p>2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2">
            <text:p>2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3">
            <text:p>2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4">
            <text:p>2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5">
            <text:p>2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6">
            <text:p>2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7">
            <text:p>2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9">
            <text:p>2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1">
            <text:p>2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2">
            <text:p>2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27">
            <text:p>27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3">
            <text:p>2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4">
            <text:p>2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25">
            <text:p>2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1">
            <text:p>21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7">
            <text:p>2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54">
            <text:p>54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8">
            <text:p>2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2">
            <text:p>22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9">
            <text:p>2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11">
            <text:p>11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30">
            <text:p>2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2">
            <text:p>2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33">
            <text:p>2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2">
            <text:p>42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34">
            <text:p>2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5">
            <text:p>2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36">
            <text:p>2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53">
            <text:p>53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37">
            <text:p>2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38">
            <text:p>2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9">
            <text:p>2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17">
            <text:p>17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2">
            <text:p>42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41">
            <text:p>2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42">
            <text:p>2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43">
            <text:p>2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44">
            <text:p>2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6">
            <text:p>46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45">
            <text:p>2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46">
            <text:p>2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9">
            <text:p>49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47">
            <text:p>2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48">
            <text:p>2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0">
            <text:p>10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49">
            <text:p>2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50">
            <text:p>2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55">
            <text:p>55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51">
            <text:p>2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35">
            <text:p>35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52">
            <text:p>25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53">
            <text:p>25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8">
            <text:p>58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54">
            <text:p>25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56">
            <text:p>25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57">
            <text:p>25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58">
            <text:p>25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48">
            <text:p>4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59">
            <text:p>25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60">
            <text:p>26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61">
            <text:p>26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8">
            <text:p>48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62">
            <text:p>26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63">
            <text:p>26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4">
            <text:p>54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64">
            <text:p>26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65">
            <text:p>26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2">
            <text:p>22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66">
            <text:p>26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67">
            <text:p>26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25">
            <text:p>25</text:p>
          </table:table-cell>
          <table:table-cell office:value-type="float" office:value="171">
            <text:p>17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68">
            <text:p>26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5">
            <text:p>35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69">
            <text:p>26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36">
            <text:p>36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70">
            <text:p>27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71">
            <text:p>27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72">
            <text:p>27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73">
            <text:p>27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56">
            <text:p>56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74">
            <text:p>27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75">
            <text:p>27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76">
            <text:p>27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77">
            <text:p>27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78">
            <text:p>27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5">
            <text:p>55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79">
            <text:p>27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80">
            <text:p>28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81">
            <text:p>28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82">
            <text:p>28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83">
            <text:p>28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84">
            <text:p>28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85">
            <text:p>28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86">
            <text:p>28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87">
            <text:p>28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10">
            <text:p>10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88">
            <text:p>28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1">
            <text:p>41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89">
            <text:p>28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90">
            <text:p>29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91">
            <text:p>29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92">
            <text:p>29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93">
            <text:p>29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94">
            <text:p>29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95">
            <text:p>29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2">
            <text:p>52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96">
            <text:p>29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97">
            <text:p>29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98">
            <text:p>29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37">
            <text:p>37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99">
            <text:p>29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00">
            <text:p>30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01">
            <text:p>30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02">
            <text:p>30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5">
            <text:p>15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03">
            <text:p>30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04">
            <text:p>30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05">
            <text:p>30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4">
            <text:p>34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06">
            <text:p>30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9">
            <text:p>59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07">
            <text:p>30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08">
            <text:p>30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09">
            <text:p>30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10">
            <text:p>3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4">
            <text:p>44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11">
            <text:p>3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12">
            <text:p>3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13">
            <text:p>3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14">
            <text:p>3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15">
            <text:p>3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16">
            <text:p>3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17">
            <text:p>3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2">
            <text:p>12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18">
            <text:p>3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19">
            <text:p>3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41">
            <text:p>41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20">
            <text:p>3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21">
            <text:p>3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22">
            <text:p>3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12">
            <text:p>12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23">
            <text:p>3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4">
            <text:p>14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24">
            <text:p>3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25">
            <text:p>3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60">
            <text:p>60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26">
            <text:p>3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27">
            <text:p>3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28">
            <text:p>3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29">
            <text:p>3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4">
            <text:p>24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30">
            <text:p>3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31">
            <text:p>3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32">
            <text:p>3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333">
            <text:p>3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34">
            <text:p>3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35">
            <text:p>3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36">
            <text:p>3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37">
            <text:p>3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38">
            <text:p>3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39">
            <text:p>3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40">
            <text:p>3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9">
            <text:p>19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41">
            <text:p>3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42">
            <text:p>3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7">
            <text:p>57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343">
            <text:p>3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44">
            <text:p>3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45">
            <text:p>3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46">
            <text:p>3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47">
            <text:p>3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48">
            <text:p>3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49">
            <text:p>3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350">
            <text:p>3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51">
            <text:p>3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52">
            <text:p>35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53">
            <text:p>35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2</text:p>
          </table:table-cell>
          <table:table-cell office:value-type="float" office:value="52">
            <text:p>52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54">
            <text:p>35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55">
            <text:p>35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356">
            <text:p>35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57">
            <text:p>35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58">
            <text:p>35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59">
            <text:p>35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60">
            <text:p>36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61">
            <text:p>36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62">
            <text:p>36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53">
            <text:p>53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63">
            <text:p>36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9">
            <text:p>49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64">
            <text:p>36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65">
            <text:p>36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66">
            <text:p>36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58">
            <text:p>58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67">
            <text:p>36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51">
            <text:p>51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68">
            <text:p>36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52">
            <text:p>52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69">
            <text:p>36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70">
            <text:p>37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71">
            <text:p>37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72">
            <text:p>37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73">
            <text:p>37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74">
            <text:p>37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75">
            <text:p>37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3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76">
            <text:p>37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77">
            <text:p>37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26">
            <text:p>26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78">
            <text:p>37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79">
            <text:p>37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80">
            <text:p>38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81">
            <text:p>38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382">
            <text:p>38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83">
            <text:p>38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84">
            <text:p>38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85">
            <text:p>38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86">
            <text:p>38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53">
            <text:p>53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87">
            <text:p>38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88">
            <text:p>38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89">
            <text:p>38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90">
            <text:p>39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91">
            <text:p>39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92">
            <text:p>39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93">
            <text:p>39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94">
            <text:p>39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95">
            <text:p>39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96">
            <text:p>39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20">
            <text:p>20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97">
            <text:p>39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98">
            <text:p>39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99">
            <text:p>39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00">
            <text:p>40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01">
            <text:p>40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02">
            <text:p>40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03">
            <text:p>40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50">
            <text:p>50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04">
            <text:p>40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05">
            <text:p>40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406">
            <text:p>40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07">
            <text:p>40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3">
            <text:p>33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08">
            <text:p>40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09">
            <text:p>40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10">
            <text:p>41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411">
            <text:p>41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12">
            <text:p>41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413">
            <text:p>41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14">
            <text:p>41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15">
            <text:p>41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16">
            <text:p>41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17">
            <text:p>41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4</text:p>
          </table:table-cell>
          <table:table-cell office:value-type="float" office:value="38">
            <text:p>38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18">
            <text:p>41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19">
            <text:p>41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6">
            <text:p>6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20">
            <text:p>42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21">
            <text:p>42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22">
            <text:p>42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23">
            <text:p>42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24">
            <text:p>42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09">
            <text:p>10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25">
            <text:p>42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3">
            <text:p>33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426">
            <text:p>42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27">
            <text:p>42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28">
            <text:p>42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29">
            <text:p>42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30">
            <text:p>43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31">
            <text:p>43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32">
            <text:p>43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33">
            <text:p>43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34">
            <text:p>43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2">
            <text:p>42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35">
            <text:p>43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54">
            <text:p>54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36">
            <text:p>43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437">
            <text:p>43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38">
            <text:p>43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2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439">
            <text:p>43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0">
            <text:p>44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169">
            <text:p>16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1">
            <text:p>44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42">
            <text:p>44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53">
            <text:p>53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43">
            <text:p>44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44">
            <text:p>44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45">
            <text:p>44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446">
            <text:p>44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47">
            <text:p>44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48">
            <text:p>44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9">
            <text:p>44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27">
            <text:p>27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50">
            <text:p>45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51">
            <text:p>45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33">
            <text:p>33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52">
            <text:p>45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1">
            <text:p>4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53">
            <text:p>45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54">
            <text:p>45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455">
            <text:p>45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56">
            <text:p>45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57">
            <text:p>45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58">
            <text:p>45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59">
            <text:p>45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60">
            <text:p>46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61">
            <text:p>46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62">
            <text:p>46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47">
            <text:p>47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63">
            <text:p>46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64">
            <text:p>46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465">
            <text:p>46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66">
            <text:p>46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19">
            <text:p>19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67">
            <text:p>46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68">
            <text:p>46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0">
            <text:p>30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69">
            <text:p>46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70">
            <text:p>47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71">
            <text:p>47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472">
            <text:p>47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73">
            <text:p>47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30">
            <text:p>30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74">
            <text:p>47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33">
            <text:p>33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75">
            <text:p>47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76">
            <text:p>47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77">
            <text:p>47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78">
            <text:p>47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79">
            <text:p>47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7">
            <text:p>47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0">
            <text:p>48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1">
            <text:p>48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82">
            <text:p>48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83">
            <text:p>48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84">
            <text:p>48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85">
            <text:p>48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83">
            <text:p>8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6">
            <text:p>48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87">
            <text:p>48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88">
            <text:p>48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9">
            <text:p>48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90">
            <text:p>49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91">
            <text:p>49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92">
            <text:p>49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26">
            <text:p>26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93">
            <text:p>49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94">
            <text:p>49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46">
            <text:p>46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495">
            <text:p>49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96">
            <text:p>49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97">
            <text:p>49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12">
            <text:p>12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98">
            <text:p>49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41">
            <text:p>4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99">
            <text:p>49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33">
            <text:p>33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00">
            <text:p>50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01">
            <text:p>50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21">
            <text:p>21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02">
            <text:p>50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03">
            <text:p>50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04">
            <text:p>50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05">
            <text:p>50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06">
            <text:p>50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8">
            <text:p>38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07">
            <text:p>50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08">
            <text:p>50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09">
            <text:p>50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10">
            <text:p>51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11">
            <text:p>51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12">
            <text:p>51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0">
            <text:p>30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13">
            <text:p>51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14">
            <text:p>51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15">
            <text:p>51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56">
            <text:p>56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16">
            <text:p>51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17">
            <text:p>51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50">
            <text:p>50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18">
            <text:p>51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19">
            <text:p>51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20">
            <text:p>52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21">
            <text:p>52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22">
            <text:p>52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23">
            <text:p>52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24">
            <text:p>52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12">
            <text:p>12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25">
            <text:p>52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26">
            <text:p>52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27">
            <text:p>52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28">
            <text:p>52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54">
            <text:p>54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29">
            <text:p>52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30">
            <text:p>53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31">
            <text:p>53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32">
            <text:p>53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33">
            <text:p>53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2">
            <text:p>42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34">
            <text:p>53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35">
            <text:p>53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36">
            <text:p>53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9">
            <text:p>39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37">
            <text:p>53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38">
            <text:p>53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21">
            <text:p>21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39">
            <text:p>53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40">
            <text:p>54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41">
            <text:p>54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42">
            <text:p>54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8">
            <text:p>38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43">
            <text:p>54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44">
            <text:p>54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32">
            <text:p>32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45">
            <text:p>54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11">
            <text:p>11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46">
            <text:p>54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9">
            <text:p>9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47">
            <text:p>54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48">
            <text:p>54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49">
            <text:p>54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50">
            <text:p>55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22">
            <text:p>22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51">
            <text:p>55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52">
            <text:p>55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53">
            <text:p>55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54">
            <text:p>55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55">
            <text:p>55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56">
            <text:p>55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57">
            <text:p>55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5">
            <text:p>35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58">
            <text:p>55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53">
            <text:p>53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59">
            <text:p>55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33">
            <text:p>33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60">
            <text:p>56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61">
            <text:p>56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62">
            <text:p>56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49">
            <text:p>49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63">
            <text:p>56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64">
            <text:p>56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65">
            <text:p>56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37">
            <text:p>37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66">
            <text:p>56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41">
            <text:p>41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67">
            <text:p>56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68">
            <text:p>56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31">
            <text:p>31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69">
            <text:p>56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70">
            <text:p>57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71">
            <text:p>57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72">
            <text:p>57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73">
            <text:p>57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74">
            <text:p>57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75">
            <text:p>57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76">
            <text:p>57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77">
            <text:p>57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78">
            <text:p>57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79">
            <text:p>57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80">
            <text:p>58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81">
            <text:p>58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82">
            <text:p>58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83">
            <text:p>58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84">
            <text:p>58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85">
            <text:p>58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86">
            <text:p>58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43">
            <text:p>43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87">
            <text:p>58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88">
            <text:p>58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47">
            <text:p>47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89">
            <text:p>58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90">
            <text:p>59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91">
            <text:p>59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92">
            <text:p>59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93">
            <text:p>59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60">
            <text:p>60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94">
            <text:p>59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95">
            <text:p>59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7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96">
            <text:p>59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8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97">
            <text:p>59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98">
            <text:p>59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48">
            <text:p>48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99">
            <text:p>59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00">
            <text:p>60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01">
            <text:p>60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02">
            <text:p>60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03">
            <text:p>60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04">
            <text:p>60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05">
            <text:p>60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171">
            <text:p>17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06">
            <text:p>60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07">
            <text:p>60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08">
            <text:p>60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09">
            <text:p>60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610">
            <text:p>61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11">
            <text:p>61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612">
            <text:p>61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13">
            <text:p>61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14">
            <text:p>61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8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15">
            <text:p>61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0</text:p>
          </table:table-cell>
          <table:table-cell office:value-type="float" office:value="53">
            <text:p>53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16">
            <text:p>61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617">
            <text:p>61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0</text:p>
          </table:table-cell>
          <table:table-cell office:value-type="float" office:value="20">
            <text:p>20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18">
            <text:p>61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19">
            <text:p>61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20">
            <text:p>62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21">
            <text:p>62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8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22">
            <text:p>62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623">
            <text:p>62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24">
            <text:p>62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25">
            <text:p>62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26">
            <text:p>62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27">
            <text:p>62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28">
            <text:p>62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0</text:p>
          </table:table-cell>
          <table:table-cell office:value-type="float" office:value="60">
            <text:p>60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29">
            <text:p>62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30">
            <text:p>63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54">
            <text:p>54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31">
            <text:p>63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32">
            <text:p>63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33">
            <text:p>63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34">
            <text:p>63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35">
            <text:p>63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2</text:p>
          </table:table-cell>
          <table:table-cell office:value-type="float" office:value="19">
            <text:p>19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36">
            <text:p>63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53">
            <text:p>53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37">
            <text:p>63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38">
            <text:p>63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140">
            <text:p>14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39">
            <text:p>63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40">
            <text:p>64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43">
            <text:p>43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41">
            <text:p>64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42">
            <text:p>64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43">
            <text:p>64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44">
            <text:p>64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45">
            <text:p>64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5</text:p>
          </table:table-cell>
          <table:table-cell office:value-type="float" office:value="11">
            <text:p>11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46">
            <text:p>64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56">
            <text:p>56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47">
            <text:p>64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48">
            <text:p>64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49">
            <text:p>64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50">
            <text:p>65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49">
            <text:p>49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51">
            <text:p>65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5</text:p>
          </table:table-cell>
          <table:table-cell office:value-type="float" office:value="38">
            <text:p>38</text:p>
          </table:table-cell>
          <table:table-cell office:value-type="float" office:value="187">
            <text:p>18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52">
            <text:p>65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53">
            <text:p>65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54">
            <text:p>65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55">
            <text:p>65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56">
            <text:p>65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46">
            <text:p>46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57">
            <text:p>65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58">
            <text:p>65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659">
            <text:p>65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60">
            <text:p>66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61">
            <text:p>66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62">
            <text:p>66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8</text:p>
          </table:table-cell>
          <table:table-cell office:value-type="float" office:value="52">
            <text:p>52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63">
            <text:p>66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10">
            <text:p>10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64">
            <text:p>66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32">
            <text:p>32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65">
            <text:p>66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66">
            <text:p>66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67">
            <text:p>66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68">
            <text:p>66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69">
            <text:p>66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70">
            <text:p>67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111">
            <text:p>11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71">
            <text:p>67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72">
            <text:p>67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54">
            <text:p>54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73">
            <text:p>67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74">
            <text:p>67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27">
            <text:p>27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75">
            <text:p>67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76">
            <text:p>67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77">
            <text:p>67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678">
            <text:p>67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79">
            <text:p>67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680">
            <text:p>68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81">
            <text:p>68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82">
            <text:p>68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83">
            <text:p>68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84">
            <text:p>68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56">
            <text:p>56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85">
            <text:p>68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86">
            <text:p>68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7">
            <text:p>37</text:p>
          </table:table-cell>
          <table:table-cell office:value-type="float" office:value="174">
            <text:p>17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87">
            <text:p>68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88">
            <text:p>68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89">
            <text:p>68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90">
            <text:p>69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91">
            <text:p>69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92">
            <text:p>69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93">
            <text:p>69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94">
            <text:p>69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95">
            <text:p>69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3">
            <text:p>53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96">
            <text:p>69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97">
            <text:p>69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98">
            <text:p>69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99">
            <text:p>69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00">
            <text:p>70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01">
            <text:p>70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02">
            <text:p>70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03">
            <text:p>70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7">
            <text:p>27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04">
            <text:p>70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0">
            <text:p>30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05">
            <text:p>70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06">
            <text:p>70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07">
            <text:p>70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21">
            <text:p>21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08">
            <text:p>70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8">
            <text:p>8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09">
            <text:p>70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10">
            <text:p>71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17">
            <text:p>17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11">
            <text:p>71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12">
            <text:p>71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13">
            <text:p>71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14">
            <text:p>71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15">
            <text:p>71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16">
            <text:p>71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17">
            <text:p>71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18">
            <text:p>71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19">
            <text:p>71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20">
            <text:p>72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21">
            <text:p>72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22">
            <text:p>72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4">
            <text:p>54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23">
            <text:p>72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24">
            <text:p>72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25">
            <text:p>72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58">
            <text:p>58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26">
            <text:p>72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27">
            <text:p>72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28">
            <text:p>72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29">
            <text:p>72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5">
            <text:p>15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30">
            <text:p>73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31">
            <text:p>73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32">
            <text:p>73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33">
            <text:p>73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34">
            <text:p>73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35">
            <text:p>73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36">
            <text:p>73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37">
            <text:p>73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38">
            <text:p>73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39">
            <text:p>73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40">
            <text:p>74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41">
            <text:p>74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42">
            <text:p>74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43">
            <text:p>74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44">
            <text:p>74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745">
            <text:p>74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46">
            <text:p>74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47">
            <text:p>74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48">
            <text:p>74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49">
            <text:p>74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50">
            <text:p>75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51">
            <text:p>75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52">
            <text:p>75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7">
            <text:p>47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53">
            <text:p>75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54">
            <text:p>75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55">
            <text:p>75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56">
            <text:p>75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57">
            <text:p>75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58">
            <text:p>75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59">
            <text:p>75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60">
            <text:p>76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61">
            <text:p>76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2">
            <text:p>42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62">
            <text:p>76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32">
            <text:p>32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63">
            <text:p>76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64">
            <text:p>76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65">
            <text:p>76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66">
            <text:p>76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19">
            <text:p>19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67">
            <text:p>76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68">
            <text:p>76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69">
            <text:p>76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18">
            <text:p>18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70">
            <text:p>77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71">
            <text:p>77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3">
            <text:p>53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72">
            <text:p>77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73">
            <text:p>77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74">
            <text:p>77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75">
            <text:p>77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76">
            <text:p>77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3">
            <text:p>53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77">
            <text:p>77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38">
            <text:p>38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78">
            <text:p>77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79">
            <text:p>77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51">
            <text:p>51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80">
            <text:p>78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781">
            <text:p>78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82">
            <text:p>78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1">
            <text:p>21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83">
            <text:p>78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84">
            <text:p>78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85">
            <text:p>78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86">
            <text:p>78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87">
            <text:p>78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88">
            <text:p>78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4">
            <text:p>44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89">
            <text:p>78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4">
            <text:p>24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90">
            <text:p>79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91">
            <text:p>79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92">
            <text:p>79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0">
            <text:p>10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93">
            <text:p>79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94">
            <text:p>79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95">
            <text:p>79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2">
            <text:p>52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96">
            <text:p>79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97">
            <text:p>79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98">
            <text:p>79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60">
            <text:p>60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99">
            <text:p>79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37">
            <text:p>37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00">
            <text:p>80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01">
            <text:p>80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26">
            <text:p>26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02">
            <text:p>80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3">
            <text:p>33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03">
            <text:p>80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04">
            <text:p>80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05">
            <text:p>80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24">
            <text:p>24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06">
            <text:p>80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07">
            <text:p>80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08">
            <text:p>80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09">
            <text:p>80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10">
            <text:p>81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11">
            <text:p>81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12">
            <text:p>81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13">
            <text:p>81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14">
            <text:p>81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15">
            <text:p>81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16">
            <text:p>81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17">
            <text:p>81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18">
            <text:p>81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48">
            <text:p>48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19">
            <text:p>81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20">
            <text:p>82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1">
            <text:p>82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22">
            <text:p>82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23">
            <text:p>82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9">
            <text:p>49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4">
            <text:p>82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table:number-columns-repeated="2" office:value-type="float" office:value="43">
            <text:p>4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25">
            <text:p>82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26">
            <text:p>82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7">
            <text:p>82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29">
            <text:p>29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28">
            <text:p>82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9">
            <text:p>82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30">
            <text:p>83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31">
            <text:p>83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32">
            <text:p>83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33">
            <text:p>83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34">
            <text:p>83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43">
            <text:p>43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35">
            <text:p>83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36">
            <text:p>83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8">
            <text:p>8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37">
            <text:p>83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38">
            <text:p>83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39">
            <text:p>83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40">
            <text:p>84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41">
            <text:p>84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42">
            <text:p>84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43">
            <text:p>84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4">
            <text:p>34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44">
            <text:p>84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45">
            <text:p>84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10">
            <text:p>10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46">
            <text:p>84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47">
            <text:p>84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48">
            <text:p>84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49">
            <text:p>84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50">
            <text:p>85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35">
            <text:p>35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51">
            <text:p>85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52">
            <text:p>85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1">
            <text:p>51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53">
            <text:p>85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8">
            <text:p>28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54">
            <text:p>85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55">
            <text:p>85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56">
            <text:p>85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8">
            <text:p>48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57">
            <text:p>85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58">
            <text:p>85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59">
            <text:p>85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860">
            <text:p>86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61">
            <text:p>86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62">
            <text:p>86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52">
            <text:p>52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63">
            <text:p>86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25">
            <text:p>25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64">
            <text:p>86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65">
            <text:p>86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66">
            <text:p>86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67">
            <text:p>86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21">
            <text:p>21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68">
            <text:p>86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35">
            <text:p>35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69">
            <text:p>86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70">
            <text:p>87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71">
            <text:p>87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72">
            <text:p>87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73">
            <text:p>87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74">
            <text:p>87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75">
            <text:p>87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4">
            <text:p>34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76">
            <text:p>87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877">
            <text:p>87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44">
            <text:p>44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78">
            <text:p>87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879">
            <text:p>87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30">
            <text:p>30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80">
            <text:p>88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81">
            <text:p>88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82">
            <text:p>88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57">
            <text:p>57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83">
            <text:p>88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84">
            <text:p>88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43">
            <text:p>43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85">
            <text:p>88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86">
            <text:p>88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87">
            <text:p>88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88">
            <text:p>88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177">
            <text:p>17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89">
            <text:p>88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90">
            <text:p>89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91">
            <text:p>89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92">
            <text:p>89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45">
            <text:p>45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93">
            <text:p>89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94">
            <text:p>89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27">
            <text:p>27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95">
            <text:p>89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96">
            <text:p>89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97">
            <text:p>89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98">
            <text:p>89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9">
            <text:p>59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99">
            <text:p>89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3">
            <text:p>23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00">
            <text:p>90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25">
            <text:p>25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01">
            <text:p>90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02">
            <text:p>90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59">
            <text:p>59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03">
            <text:p>90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04">
            <text:p>90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2">
            <text:p>52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05">
            <text:p>90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06">
            <text:p>90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07">
            <text:p>90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08">
            <text:p>90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3">
            <text:p>33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09">
            <text:p>90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10">
            <text:p>91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11">
            <text:p>91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12">
            <text:p>91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13">
            <text:p>91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14">
            <text:p>91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15">
            <text:p>91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16">
            <text:p>91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917">
            <text:p>91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18">
            <text:p>91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19">
            <text:p>91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20">
            <text:p>9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21">
            <text:p>9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22">
            <text:p>9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23">
            <text:p>9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24">
            <text:p>9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8">
            <text:p>8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25">
            <text:p>9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26">
            <text:p>9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27">
            <text:p>9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28">
            <text:p>9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29">
            <text:p>9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30">
            <text:p>9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31">
            <text:p>9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32">
            <text:p>9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33">
            <text:p>9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34">
            <text:p>9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02">
            <text:p>10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35">
            <text:p>9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33">
            <text:p>33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36">
            <text:p>9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37">
            <text:p>9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54">
            <text:p>54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38">
            <text:p>9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9">
            <text:p>19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39">
            <text:p>9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40">
            <text:p>9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9">
            <text:p>9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41">
            <text:p>9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9">
            <text:p>49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42">
            <text:p>9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43">
            <text:p>9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9">
            <text:p>19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44">
            <text:p>9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45">
            <text:p>9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46">
            <text:p>9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0">
            <text:p>20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47">
            <text:p>9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48">
            <text:p>9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49">
            <text:p>9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50">
            <text:p>9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51">
            <text:p>9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52">
            <text:p>9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53">
            <text:p>9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9">
            <text:p>9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54">
            <text:p>9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6">
            <text:p>56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55">
            <text:p>9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47">
            <text:p>47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56">
            <text:p>9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57">
            <text:p>9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58">
            <text:p>9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59">
            <text:p>9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60">
            <text:p>9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5">
            <text:p>45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61">
            <text:p>9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62">
            <text:p>9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63">
            <text:p>9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64">
            <text:p>9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65">
            <text:p>9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66">
            <text:p>9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67">
            <text:p>9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68">
            <text:p>9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53">
            <text:p>53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69">
            <text:p>9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70">
            <text:p>9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71">
            <text:p>9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72">
            <text:p>9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73">
            <text:p>9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74">
            <text:p>9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75">
            <text:p>9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60">
            <text:p>6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76">
            <text:p>9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6">
            <text:p>16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77">
            <text:p>9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78">
            <text:p>9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979">
            <text:p>9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1">
            <text:p>51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80">
            <text:p>9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81">
            <text:p>9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82">
            <text:p>9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83">
            <text:p>9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84">
            <text:p>9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85">
            <text:p>9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86">
            <text:p>9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3">
            <text:p>13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87">
            <text:p>9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88">
            <text:p>9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19">
            <text:p>19</text:p>
          </table:table-cell>
          <table:table-cell office:value-type="float" office:value="114">
            <text:p>11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89">
            <text:p>9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90">
            <text:p>9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91">
            <text:p>9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92">
            <text:p>9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93">
            <text:p>9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94">
            <text:p>9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95">
            <text:p>9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96">
            <text:p>9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5">
            <text:p>25</text:p>
          </table:table-cell>
          <table:table-cell office:value-type="float" office:value="123">
            <text:p>12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97">
            <text:p>9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8">
            <text:p>38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98">
            <text:p>9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99">
            <text:p>9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5">
            <text:p>35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00">
            <text:p>10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01">
            <text:p>10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5">
            <text:p>45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02">
            <text:p>10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17">
            <text:p>17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03">
            <text:p>10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004">
            <text:p>10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05">
            <text:p>10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06">
            <text:p>10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07">
            <text:p>10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08">
            <text:p>10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9">
            <text:p>29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09">
            <text:p>10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10">
            <text:p>10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11">
            <text:p>10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12">
            <text:p>10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13">
            <text:p>10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14">
            <text:p>10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17">
            <text:p>17</text:p>
          </table:table-cell>
          <table:table-cell office:value-type="float" office:value="177">
            <text:p>17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15">
            <text:p>10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16">
            <text:p>10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17">
            <text:p>10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18">
            <text:p>10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19">
            <text:p>10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20">
            <text:p>10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021">
            <text:p>10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1">
            <text:p>21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22">
            <text:p>10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23">
            <text:p>10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24">
            <text:p>10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25">
            <text:p>10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26">
            <text:p>10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027">
            <text:p>10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28">
            <text:p>10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29">
            <text:p>10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30">
            <text:p>10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31">
            <text:p>10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32">
            <text:p>10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33">
            <text:p>10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34">
            <text:p>10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35">
            <text:p>10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36">
            <text:p>10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37">
            <text:p>10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38">
            <text:p>10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39">
            <text:p>10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59">
            <text:p>59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40">
            <text:p>10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41">
            <text:p>10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42">
            <text:p>10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43">
            <text:p>10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9">
            <text:p>49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4">
            <text:p>10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45">
            <text:p>10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5">
            <text:p>15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46">
            <text:p>10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47">
            <text:p>10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1">
            <text:p>41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8">
            <text:p>10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9">
            <text:p>10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1">
            <text:p>21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50">
            <text:p>10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51">
            <text:p>10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52">
            <text:p>10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053">
            <text:p>10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6">
            <text:p>26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54">
            <text:p>10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11">
            <text:p>11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55">
            <text:p>10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56">
            <text:p>10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57">
            <text:p>10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7">
            <text:p>17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58">
            <text:p>10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59">
            <text:p>10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4">
            <text:p>54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60">
            <text:p>10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61">
            <text:p>10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62">
            <text:p>10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63">
            <text:p>10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0">
            <text:p>50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64">
            <text:p>10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65">
            <text:p>10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66">
            <text:p>10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23">
            <text:p>23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67">
            <text:p>10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68">
            <text:p>10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69">
            <text:p>10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70">
            <text:p>10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71">
            <text:p>10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7">
            <text:p>37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72">
            <text:p>10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73">
            <text:p>10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36">
            <text:p>36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74">
            <text:p>10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9">
            <text:p>19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075">
            <text:p>10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76">
            <text:p>10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77">
            <text:p>10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78">
            <text:p>10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2">
            <text:p>22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79">
            <text:p>10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80">
            <text:p>10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81">
            <text:p>10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59">
            <text:p>59</text:p>
          </table:table-cell>
          <table:table-cell office:value-type="float" office:value="187">
            <text:p>18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82">
            <text:p>10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83">
            <text:p>10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84">
            <text:p>10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85">
            <text:p>10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86">
            <text:p>10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87">
            <text:p>10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88">
            <text:p>10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4">
            <text:p>24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89">
            <text:p>10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90">
            <text:p>10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91">
            <text:p>10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34">
            <text:p>34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92">
            <text:p>10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2">
            <text:p>22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93">
            <text:p>10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58">
            <text:p>58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94">
            <text:p>10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95">
            <text:p>10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96">
            <text:p>10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2">
            <text:p>12</text:p>
          </table:table-cell>
          <table:table-cell office:value-type="float" office:value="179">
            <text:p>17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97">
            <text:p>10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98">
            <text:p>10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table:number-columns-repeated="2"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99">
            <text:p>10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1">
            <text:p>21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00">
            <text:p>11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9">
            <text:p>59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01">
            <text:p>11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02">
            <text:p>11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3">
            <text:p>13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03">
            <text:p>11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04">
            <text:p>11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05">
            <text:p>11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1">
            <text:p>41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06">
            <text:p>11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0">
            <text:p>20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07">
            <text:p>11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08">
            <text:p>11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09">
            <text:p>11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10">
            <text:p>11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11">
            <text:p>11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12">
            <text:p>11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13">
            <text:p>11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14">
            <text:p>11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15">
            <text:p>11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3">
            <text:p>13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16">
            <text:p>11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17">
            <text:p>11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4">
            <text:p>44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18">
            <text:p>11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19">
            <text:p>11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20">
            <text:p>11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8">
            <text:p>38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21">
            <text:p>11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53">
            <text:p>53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22">
            <text:p>11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1">
            <text:p>41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23">
            <text:p>11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24">
            <text:p>11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25">
            <text:p>11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52">
            <text:p>52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26">
            <text:p>11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27">
            <text:p>11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28">
            <text:p>11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29">
            <text:p>11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21">
            <text:p>21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30">
            <text:p>11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31">
            <text:p>11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32">
            <text:p>11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33">
            <text:p>11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34">
            <text:p>11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35">
            <text:p>11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36">
            <text:p>11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37">
            <text:p>11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38">
            <text:p>11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39">
            <text:p>11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9">
            <text:p>59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40">
            <text:p>11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41">
            <text:p>11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142">
            <text:p>11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143">
            <text:p>11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46">
            <text:p>46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44">
            <text:p>11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1">
            <text:p>51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45">
            <text:p>11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46">
            <text:p>11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47">
            <text:p>11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48">
            <text:p>11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8">
            <text:p>18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49">
            <text:p>11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50">
            <text:p>11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51">
            <text:p>11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52">
            <text:p>11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53">
            <text:p>11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54">
            <text:p>11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1">
            <text:p>21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55">
            <text:p>11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5">
            <text:p>25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56">
            <text:p>11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57">
            <text:p>11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7">
            <text:p>57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58">
            <text:p>11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59">
            <text:p>11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60">
            <text:p>11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61">
            <text:p>11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3">
            <text:p>43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62">
            <text:p>11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63">
            <text:p>11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64">
            <text:p>11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65">
            <text:p>11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66">
            <text:p>11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67">
            <text:p>11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68">
            <text:p>11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4">
            <text:p>44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69">
            <text:p>11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70">
            <text:p>11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8">
            <text:p>58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71">
            <text:p>11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9">
            <text:p>9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72">
            <text:p>11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73">
            <text:p>11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2">
            <text:p>12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74">
            <text:p>11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75">
            <text:p>11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76">
            <text:p>11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3">
            <text:p>53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77">
            <text:p>11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78">
            <text:p>11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79">
            <text:p>11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80">
            <text:p>11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81">
            <text:p>11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82">
            <text:p>11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83">
            <text:p>11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84">
            <text:p>11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85">
            <text:p>11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86">
            <text:p>11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60">
            <text:p>60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87">
            <text:p>11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88">
            <text:p>11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89">
            <text:p>11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90">
            <text:p>11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91">
            <text:p>11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9">
            <text:p>29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92">
            <text:p>11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4">
            <text:p>54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93">
            <text:p>11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94">
            <text:p>11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33">
            <text:p>33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95">
            <text:p>11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6">
            <text:p>26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96">
            <text:p>11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7">
            <text:p>47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97">
            <text:p>11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98">
            <text:p>11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4">
            <text:p>24</text:p>
          </table:table-cell>
          <table:table-cell office:value-type="float" office:value="114">
            <text:p>11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99">
            <text:p>11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00">
            <text:p>12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01">
            <text:p>12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02">
            <text:p>12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03">
            <text:p>12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04">
            <text:p>12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05">
            <text:p>12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06">
            <text:p>12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07">
            <text:p>12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38">
            <text:p>38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08">
            <text:p>12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09">
            <text:p>12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4">
            <text:p>14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10">
            <text:p>12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11">
            <text:p>12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12">
            <text:p>12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13">
            <text:p>12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14">
            <text:p>12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15">
            <text:p>12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16">
            <text:p>12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17">
            <text:p>12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5">
            <text:p>25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18">
            <text:p>12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19">
            <text:p>12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20">
            <text:p>12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37">
            <text:p>37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21">
            <text:p>12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2">
            <text:p>12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22">
            <text:p>12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223">
            <text:p>12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38">
            <text:p>38</text:p>
          </table:table-cell>
          <table:table-cell office:value-type="float" office:value="182">
            <text:p>18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24">
            <text:p>12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9">
            <text:p>19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25">
            <text:p>12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5">
            <text:p>25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226">
            <text:p>12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27">
            <text:p>12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28">
            <text:p>12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29">
            <text:p>12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30">
            <text:p>12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31">
            <text:p>12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51">
            <text:p>51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32">
            <text:p>12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33">
            <text:p>12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3">
            <text:p>43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34">
            <text:p>12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35">
            <text:p>12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36">
            <text:p>12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37">
            <text:p>12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38">
            <text:p>12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39">
            <text:p>12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40">
            <text:p>12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41">
            <text:p>12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42">
            <text:p>12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3">
            <text:p>12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44">
            <text:p>12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59">
            <text:p>59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5">
            <text:p>12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6">
            <text:p>12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9">
            <text:p>4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7">
            <text:p>12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58">
            <text:p>58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48">
            <text:p>12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57">
            <text:p>57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49">
            <text:p>12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50">
            <text:p>12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51">
            <text:p>12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169">
            <text:p>16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52">
            <text:p>12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">
            <text:p>3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53">
            <text:p>12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0">
            <text:p>20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54">
            <text:p>12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55">
            <text:p>12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59">
            <text:p>59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56">
            <text:p>12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257">
            <text:p>12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58">
            <text:p>12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59">
            <text:p>12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60">
            <text:p>12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61">
            <text:p>12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262">
            <text:p>12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63">
            <text:p>12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64">
            <text:p>12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65">
            <text:p>12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5">
            <text:p>55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66">
            <text:p>12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67">
            <text:p>12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68">
            <text:p>12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5">
            <text:p>15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69">
            <text:p>12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70">
            <text:p>12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7">
            <text:p>47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71">
            <text:p>12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9">
            <text:p>29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72">
            <text:p>12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1">
            <text:p>41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73">
            <text:p>12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74">
            <text:p>12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75">
            <text:p>12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76">
            <text:p>12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4">
            <text:p>14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77">
            <text:p>12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78">
            <text:p>12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79">
            <text:p>12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5">
            <text:p>25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80">
            <text:p>12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81">
            <text:p>12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82">
            <text:p>12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83">
            <text:p>12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84">
            <text:p>12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85">
            <text:p>12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0">
            <text:p>50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86">
            <text:p>12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87">
            <text:p>12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88">
            <text:p>12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8">
            <text:p>58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89">
            <text:p>12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90">
            <text:p>12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6">
            <text:p>56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91">
            <text:p>12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92">
            <text:p>12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93">
            <text:p>12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94">
            <text:p>12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51">
            <text:p>51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95">
            <text:p>12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96">
            <text:p>12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97">
            <text:p>12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98">
            <text:p>12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4">
            <text:p>54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99">
            <text:p>12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5">
            <text:p>45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300">
            <text:p>13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5">
            <text:p>25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01">
            <text:p>13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02">
            <text:p>13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15">
            <text:p>15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03">
            <text:p>13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8">
            <text:p>28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04">
            <text:p>13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05">
            <text:p>13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06">
            <text:p>13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07">
            <text:p>13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08">
            <text:p>13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09">
            <text:p>13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10">
            <text:p>13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24">
            <text:p>24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11">
            <text:p>13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12">
            <text:p>13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13">
            <text:p>13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14">
            <text:p>13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15">
            <text:p>13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16">
            <text:p>13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17">
            <text:p>13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18">
            <text:p>13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19">
            <text:p>13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20">
            <text:p>13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21">
            <text:p>13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22">
            <text:p>13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9">
            <text:p>49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23">
            <text:p>13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24">
            <text:p>13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25">
            <text:p>13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26">
            <text:p>13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3">
            <text:p>43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27">
            <text:p>13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7">
            <text:p>47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28">
            <text:p>13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29">
            <text:p>13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30">
            <text:p>13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31">
            <text:p>13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32">
            <text:p>13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33">
            <text:p>13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35">
            <text:p>35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34">
            <text:p>13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35">
            <text:p>13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36">
            <text:p>13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7">
            <text:p>47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337">
            <text:p>13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38">
            <text:p>13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39">
            <text:p>13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5">
            <text:p>35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40">
            <text:p>13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41">
            <text:p>13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42">
            <text:p>13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43">
            <text:p>13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44">
            <text:p>13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45">
            <text:p>13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46">
            <text:p>13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47">
            <text:p>13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58">
            <text:p>58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48">
            <text:p>134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5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49">
            <text:p>134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0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50">
            <text:p>135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51">
            <text:p>135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52">
            <text:p>135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51">
            <text:p>51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53">
            <text:p>135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54">
            <text:p>135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5</text:p>
          </table:table-cell>
          <table:table-cell office:value-type="float" office:value="52">
            <text:p>52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55">
            <text:p>135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7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56">
            <text:p>135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57">
            <text:p>135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21">
            <text:p>21</text:p>
          </table:table-cell>
          <table:table-cell office:value-type="float" office:value="94">
            <text:p>9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58">
            <text:p>135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59">
            <text:p>135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60">
            <text:p>136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361">
            <text:p>136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26">
            <text:p>26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62">
            <text:p>136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63">
            <text:p>136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64">
            <text:p>136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65">
            <text:p>136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66">
            <text:p>136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123">
            <text:p>12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67">
            <text:p>136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68">
            <text:p>136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69">
            <text:p>136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4</text:p>
          </table:table-cell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0">
            <text:p>137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45">
            <text:p>45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1">
            <text:p>137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33">
            <text:p>33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72">
            <text:p>137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41">
            <text:p>41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73">
            <text:p>137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4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4">
            <text:p>137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75">
            <text:p>137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17">
            <text:p>17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6">
            <text:p>137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3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7">
            <text:p>137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78">
            <text:p>137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7</text:p>
          </table:table-cell>
          <table:table-cell office:value-type="float" office:value="32">
            <text:p>32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79">
            <text:p>137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80">
            <text:p>138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81">
            <text:p>138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3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382">
            <text:p>138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83">
            <text:p>138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84">
            <text:p>138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7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85">
            <text:p>138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5</text:p>
          </table:table-cell>
          <table:table-cell office:value-type="float" office:value="52">
            <text:p>52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86">
            <text:p>138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87">
            <text:p>138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88">
            <text:p>138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34">
            <text:p>34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89">
            <text:p>138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90">
            <text:p>139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91">
            <text:p>139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92">
            <text:p>139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93">
            <text:p>139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94">
            <text:p>139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95">
            <text:p>139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96">
            <text:p>139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97">
            <text:p>139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98">
            <text:p>139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99">
            <text:p>139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00">
            <text:p>140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01">
            <text:p>140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02">
            <text:p>140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5">
            <text:p>45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03">
            <text:p>140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50">
            <text:p>50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04">
            <text:p>140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52">
            <text:p>52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05">
            <text:p>140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06">
            <text:p>140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07">
            <text:p>140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08">
            <text:p>140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11">
            <text:p>11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09">
            <text:p>140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10">
            <text:p>141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2">
            <text:p>32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11">
            <text:p>141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12">
            <text:p>141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8">
            <text:p>28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13">
            <text:p>141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14">
            <text:p>141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31">
            <text:p>31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15">
            <text:p>141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16">
            <text:p>141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40">
            <text:p>40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17">
            <text:p>141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18">
            <text:p>141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19">
            <text:p>141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20">
            <text:p>142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7">
            <text:p>37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21">
            <text:p>142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22">
            <text:p>142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23">
            <text:p>142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24">
            <text:p>142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30">
            <text:p>30</text:p>
          </table:table-cell>
          <table:table-cell office:value-type="float" office:value="198">
            <text:p>19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25">
            <text:p>142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26">
            <text:p>142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27">
            <text:p>142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28">
            <text:p>142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29">
            <text:p>142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30">
            <text:p>143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31">
            <text:p>143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32">
            <text:p>143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5">
            <text:p>55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33">
            <text:p>143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34">
            <text:p>143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35">
            <text:p>143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36">
            <text:p>143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37">
            <text:p>143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38">
            <text:p>143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39">
            <text:p>143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40">
            <text:p>144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41">
            <text:p>144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42">
            <text:p>144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43">
            <text:p>144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44">
            <text:p>144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45">
            <text:p>144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54">
            <text:p>54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46">
            <text:p>144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47">
            <text:p>144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48">
            <text:p>144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13">
            <text:p>13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49">
            <text:p>144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50">
            <text:p>145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51">
            <text:p>145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26">
            <text:p>26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52">
            <text:p>145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53">
            <text:p>145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29">
            <text:p>29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54">
            <text:p>145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55">
            <text:p>145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56">
            <text:p>145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7">
            <text:p>47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57">
            <text:p>145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58">
            <text:p>145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59">
            <text:p>145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60">
            <text:p>146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61">
            <text:p>146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13">
            <text:p>13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62">
            <text:p>146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63">
            <text:p>146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64">
            <text:p>146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1">
            <text:p>21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65">
            <text:p>146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66">
            <text:p>146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67">
            <text:p>146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68">
            <text:p>146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69">
            <text:p>146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70">
            <text:p>147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71">
            <text:p>147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7">
            <text:p>57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72">
            <text:p>147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73">
            <text:p>147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74">
            <text:p>147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75">
            <text:p>147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76">
            <text:p>147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77">
            <text:p>147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78">
            <text:p>147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79">
            <text:p>147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80">
            <text:p>148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81">
            <text:p>148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82">
            <text:p>148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83">
            <text:p>148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84">
            <text:p>148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85">
            <text:p>148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86">
            <text:p>148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87">
            <text:p>148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88">
            <text:p>148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89">
            <text:p>148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90">
            <text:p>149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91">
            <text:p>149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92">
            <text:p>149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93">
            <text:p>149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94">
            <text:p>149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95">
            <text:p>149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96">
            <text:p>149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97">
            <text:p>149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49">
            <text:p>14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98">
            <text:p>149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5">
            <text:p>45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99">
            <text:p>149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00">
            <text:p>150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01">
            <text:p>150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55">
            <text:p>55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02">
            <text:p>150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4">
            <text:p>44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03">
            <text:p>150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04">
            <text:p>150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05">
            <text:p>150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06">
            <text:p>150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07">
            <text:p>150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6">
            <text:p>46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08">
            <text:p>150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509">
            <text:p>150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10">
            <text:p>151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176">
            <text:p>17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11">
            <text:p>151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12">
            <text:p>151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3">
            <text:p>23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13">
            <text:p>151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42">
            <text:p>42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14">
            <text:p>151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15">
            <text:p>151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16">
            <text:p>151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60">
            <text:p>60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17">
            <text:p>151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18">
            <text:p>151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4">
            <text:p>34</text:p>
          </table:table-cell>
          <table:table-cell office:value-type="float" office:value="109">
            <text:p>10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19">
            <text:p>151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56">
            <text:p>56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20">
            <text:p>152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21">
            <text:p>152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22">
            <text:p>152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23">
            <text:p>152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24">
            <text:p>152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27">
            <text:p>27</text:p>
          </table:table-cell>
          <table:table-cell office:value-type="float" office:value="102">
            <text:p>10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25">
            <text:p>152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26">
            <text:p>152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27">
            <text:p>152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28">
            <text:p>152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29">
            <text:p>152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50">
            <text:p>50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30">
            <text:p>153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1">
            <text:p>153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53">
            <text:p>53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2">
            <text:p>153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533">
            <text:p>153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34">
            <text:p>153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35">
            <text:p>153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6">
            <text:p>153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37">
            <text:p>153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38">
            <text:p>153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9">
            <text:p>153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1">
            <text:p>31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540">
            <text:p>154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41">
            <text:p>154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42">
            <text:p>154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32">
            <text:p>32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543">
            <text:p>154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4">
            <text:p>34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44">
            <text:p>154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45">
            <text:p>154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46">
            <text:p>154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47">
            <text:p>154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48">
            <text:p>154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49">
            <text:p>154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9">
            <text:p>9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50">
            <text:p>155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51">
            <text:p>155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52">
            <text:p>155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53">
            <text:p>155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54">
            <text:p>155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55">
            <text:p>155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6">
            <text:p>26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56">
            <text:p>155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9">
            <text:p>29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57">
            <text:p>155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9">
            <text:p>49</text:p>
          </table:table-cell>
          <table:table-cell office:value-type="float" office:value="146">
            <text:p>14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58">
            <text:p>155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59">
            <text:p>155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60">
            <text:p>156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61">
            <text:p>156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62">
            <text:p>156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63">
            <text:p>156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64">
            <text:p>156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65">
            <text:p>156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8">
            <text:p>58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66">
            <text:p>156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67">
            <text:p>156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8">
            <text:p>28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568">
            <text:p>156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69">
            <text:p>156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41">
            <text:p>41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70">
            <text:p>157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35">
            <text:p>35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71">
            <text:p>157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4">
            <text:p>34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72">
            <text:p>157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73">
            <text:p>157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2">
            <text:p>42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74">
            <text:p>157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75">
            <text:p>157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76">
            <text:p>157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77">
            <text:p>157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78">
            <text:p>157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28">
            <text:p>28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579">
            <text:p>157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80">
            <text:p>158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81">
            <text:p>158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82">
            <text:p>158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83">
            <text:p>158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84">
            <text:p>158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85">
            <text:p>158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86">
            <text:p>158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87">
            <text:p>158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88">
            <text:p>158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46">
            <text:p>46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89">
            <text:p>158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90">
            <text:p>159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11">
            <text:p>11</text:p>
          </table:table-cell>
          <table:table-cell office:value-type="float" office:value="181">
            <text:p>18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91">
            <text:p>159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592">
            <text:p>159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55">
            <text:p>55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93">
            <text:p>159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9">
            <text:p>59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94">
            <text:p>159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10">
            <text:p>10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95">
            <text:p>159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18">
            <text:p>18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96">
            <text:p>159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97">
            <text:p>159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98">
            <text:p>159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99">
            <text:p>159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43">
            <text:p>43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00">
            <text:p>160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3">
            <text:p>43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01">
            <text:p>160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02">
            <text:p>160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03">
            <text:p>160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24">
            <text:p>24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04">
            <text:p>160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05">
            <text:p>160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06">
            <text:p>160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07">
            <text:p>160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0">
            <text:p>50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608">
            <text:p>160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09">
            <text:p>160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10">
            <text:p>161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11">
            <text:p>161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12">
            <text:p>161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13">
            <text:p>161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26">
            <text:p>26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14">
            <text:p>161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15">
            <text:p>161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16">
            <text:p>161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17">
            <text:p>161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18">
            <text:p>161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7">
            <text:p>37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19">
            <text:p>161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20">
            <text:p>162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21">
            <text:p>162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9">
            <text:p>19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22">
            <text:p>162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31">
            <text:p>31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23">
            <text:p>162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24">
            <text:p>162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3">
            <text:p>13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25">
            <text:p>162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26">
            <text:p>162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27">
            <text:p>162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628">
            <text:p>162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29">
            <text:p>162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29">
            <text:p>29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630">
            <text:p>163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2">
            <text:p>22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31">
            <text:p>163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32">
            <text:p>163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33">
            <text:p>163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52">
            <text:p>52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34">
            <text:p>163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45">
            <text:p>45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35">
            <text:p>163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36">
            <text:p>163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59">
            <text:p>5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37">
            <text:p>163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187">
            <text:p>18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38">
            <text:p>163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39">
            <text:p>163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40">
            <text:p>164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41">
            <text:p>164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42">
            <text:p>164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43">
            <text:p>164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44">
            <text:p>164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45">
            <text:p>164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46">
            <text:p>164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5">
            <text:p>55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647">
            <text:p>164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48">
            <text:p>164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49">
            <text:p>164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50">
            <text:p>165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51">
            <text:p>165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53">
            <text:p>53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52">
            <text:p>165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53">
            <text:p>165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54">
            <text:p>54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54">
            <text:p>165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55">
            <text:p>165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56">
            <text:p>165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3">
            <text:p>23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57">
            <text:p>165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8">
            <text:p>28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58">
            <text:p>165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59">
            <text:p>165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60">
            <text:p>166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61">
            <text:p>166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62">
            <text:p>166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63">
            <text:p>166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64">
            <text:p>166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65">
            <text:p>166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66">
            <text:p>166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67">
            <text:p>166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68">
            <text:p>166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69">
            <text:p>166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70">
            <text:p>167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71">
            <text:p>167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46">
            <text:p>46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72">
            <text:p>167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73">
            <text:p>167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74">
            <text:p>167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675">
            <text:p>167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47">
            <text:p>47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76">
            <text:p>167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15">
            <text:p>15</text:p>
          </table:table-cell>
          <table:table-cell office:value-type="float" office:value="113">
            <text:p>11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677">
            <text:p>167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78">
            <text:p>167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30">
            <text:p>30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79">
            <text:p>167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80">
            <text:p>168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55">
            <text:p>55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81">
            <text:p>168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82">
            <text:p>168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83">
            <text:p>168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84">
            <text:p>168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46">
            <text:p>46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85">
            <text:p>168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86">
            <text:p>168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87">
            <text:p>168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88">
            <text:p>168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89">
            <text:p>168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690">
            <text:p>169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91">
            <text:p>169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44">
            <text:p>44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92">
            <text:p>169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93">
            <text:p>169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94">
            <text:p>169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95">
            <text:p>169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96">
            <text:p>169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97">
            <text:p>169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98">
            <text:p>169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99">
            <text:p>169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00">
            <text:p>170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01">
            <text:p>170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7">
            <text:p>17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702">
            <text:p>170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03">
            <text:p>170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04">
            <text:p>170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05">
            <text:p>170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06">
            <text:p>170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07">
            <text:p>170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08">
            <text:p>170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09">
            <text:p>170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10">
            <text:p>171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711">
            <text:p>171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12">
            <text:p>171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13">
            <text:p>171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14">
            <text:p>171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15">
            <text:p>171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16">
            <text:p>171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51">
            <text:p>51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17">
            <text:p>171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4">
            <text:p>24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18">
            <text:p>171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26">
            <text:p>26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19">
            <text:p>171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46">
            <text:p>46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20">
            <text:p>172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21">
            <text:p>172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22">
            <text:p>172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23">
            <text:p>172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24">
            <text:p>172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25">
            <text:p>172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26">
            <text:p>172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27">
            <text:p>172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28">
            <text:p>172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29">
            <text:p>172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31">
            <text:p>31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30">
            <text:p>173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0">
            <text:p>20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31">
            <text:p>173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32">
            <text:p>173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33">
            <text:p>173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41">
            <text:p>41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34">
            <text:p>173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24">
            <text:p>24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35">
            <text:p>173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36">
            <text:p>173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35">
            <text:p>35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37">
            <text:p>173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38">
            <text:p>173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39">
            <text:p>173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40">
            <text:p>174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60">
            <text:p>60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41">
            <text:p>174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42">
            <text:p>174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43">
            <text:p>174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44">
            <text:p>174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22">
            <text:p>22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45">
            <text:p>174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46">
            <text:p>174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27">
            <text:p>27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47">
            <text:p>174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6">
            <text:p>56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48">
            <text:p>174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49">
            <text:p>174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9">
            <text:p>59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50">
            <text:p>175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51">
            <text:p>175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752">
            <text:p>175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53">
            <text:p>175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54">
            <text:p>175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55">
            <text:p>175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6">
            <text:p>46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56">
            <text:p>175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33">
            <text:p>33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57">
            <text:p>175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3">
            <text:p>33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58">
            <text:p>175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759">
            <text:p>175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60">
            <text:p>176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61">
            <text:p>176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62">
            <text:p>176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31">
            <text:p>31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63">
            <text:p>176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64">
            <text:p>176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50">
            <text:p>50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65">
            <text:p>176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66">
            <text:p>176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36">
            <text:p>36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767">
            <text:p>176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25">
            <text:p>25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68">
            <text:p>176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5">
            <text:p>25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69">
            <text:p>176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33">
            <text:p>33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70">
            <text:p>177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771">
            <text:p>177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26">
            <text:p>26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72">
            <text:p>177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10">
            <text:p>10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73">
            <text:p>177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7">
            <text:p>47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74">
            <text:p>177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75">
            <text:p>177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76">
            <text:p>177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77">
            <text:p>177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78">
            <text:p>177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17">
            <text:p>17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79">
            <text:p>177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80">
            <text:p>178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9">
            <text:p>49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781">
            <text:p>178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82">
            <text:p>178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21">
            <text:p>21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83">
            <text:p>178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84">
            <text:p>178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85">
            <text:p>178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57">
            <text:p>57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786">
            <text:p>178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87">
            <text:p>178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88">
            <text:p>178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51">
            <text:p>51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89">
            <text:p>178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90">
            <text:p>179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91">
            <text:p>179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92">
            <text:p>179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93">
            <text:p>179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94">
            <text:p>179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95">
            <text:p>179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96">
            <text:p>179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10">
            <text:p>10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97">
            <text:p>179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19">
            <text:p>19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98">
            <text:p>179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99">
            <text:p>179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2">
            <text:p>22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00">
            <text:p>180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42">
            <text:p>42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01">
            <text:p>180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02">
            <text:p>180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03">
            <text:p>180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04">
            <text:p>180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9">
            <text:p>9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05">
            <text:p>180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0">
            <text:p>50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06">
            <text:p>180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07">
            <text:p>180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08">
            <text:p>180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09">
            <text:p>180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10">
            <text:p>181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811">
            <text:p>181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12">
            <text:p>181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13">
            <text:p>181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14">
            <text:p>181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13">
            <text:p>13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15">
            <text:p>181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16">
            <text:p>181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35">
            <text:p>35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17">
            <text:p>181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18">
            <text:p>181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19">
            <text:p>18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6">
            <text:p>26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20">
            <text:p>18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21">
            <text:p>18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22">
            <text:p>18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23">
            <text:p>18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24">
            <text:p>18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25">
            <text:p>18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26">
            <text:p>18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27">
            <text:p>18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28">
            <text:p>18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29">
            <text:p>18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30">
            <text:p>18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31">
            <text:p>18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32">
            <text:p>18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33">
            <text:p>18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34">
            <text:p>18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35">
            <text:p>18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36">
            <text:p>18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37">
            <text:p>18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38">
            <text:p>18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39">
            <text:p>18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840">
            <text:p>18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41">
            <text:p>18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42">
            <text:p>18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43">
            <text:p>18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37">
            <text:p>37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44">
            <text:p>18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45">
            <text:p>18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46">
            <text:p>18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3">
            <text:p>43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47">
            <text:p>18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48">
            <text:p>18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49">
            <text:p>18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50">
            <text:p>18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51">
            <text:p>18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52">
            <text:p>18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53">
            <text:p>18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8">
            <text:p>38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54">
            <text:p>18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55">
            <text:p>18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56">
            <text:p>18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5">
            <text:p>55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57">
            <text:p>18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58">
            <text:p>18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859">
            <text:p>18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2">
            <text:p>52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60">
            <text:p>18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1">
            <text:p>18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62">
            <text:p>18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63">
            <text:p>18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64">
            <text:p>18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65">
            <text:p>18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6">
            <text:p>18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7">
            <text:p>18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8">
            <text:p>18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9">
            <text:p>18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19">
            <text:p>19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70">
            <text:p>18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71">
            <text:p>18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72">
            <text:p>18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73">
            <text:p>18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74">
            <text:p>18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75">
            <text:p>18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76">
            <text:p>18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6">
            <text:p>36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77">
            <text:p>18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78">
            <text:p>18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79">
            <text:p>18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4">
            <text:p>24</text:p>
          </table:table-cell>
          <table:table-cell office:value-type="float" office:value="83">
            <text:p>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80">
            <text:p>18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81">
            <text:p>18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82">
            <text:p>18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83">
            <text:p>18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84">
            <text:p>18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85">
            <text:p>18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86">
            <text:p>18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87">
            <text:p>18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88">
            <text:p>18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5">
            <text:p>55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89">
            <text:p>18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53">
            <text:p>53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90">
            <text:p>18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5">
            <text:p>25</text:p>
          </table:table-cell>
          <table:table-cell office:value-type="float" office:value="198">
            <text:p>19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91">
            <text:p>18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92">
            <text:p>18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93">
            <text:p>18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94">
            <text:p>18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95">
            <text:p>18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4">
            <text:p>14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96">
            <text:p>18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97">
            <text:p>18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98">
            <text:p>18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99">
            <text:p>18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00">
            <text:p>19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01">
            <text:p>19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02">
            <text:p>19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03">
            <text:p>19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04">
            <text:p>19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05">
            <text:p>19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06">
            <text:p>19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7">
            <text:p>57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07">
            <text:p>19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7">
            <text:p>47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08">
            <text:p>19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09">
            <text:p>19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10">
            <text:p>19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11">
            <text:p>19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12">
            <text:p>19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13">
            <text:p>19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9">
            <text:p>19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14">
            <text:p>19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15">
            <text:p>19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16">
            <text:p>19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17">
            <text:p>19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18">
            <text:p>19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8">
            <text:p>48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19">
            <text:p>19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20">
            <text:p>19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89">
            <text:p>8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21">
            <text:p>19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22">
            <text:p>19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23">
            <text:p>19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24">
            <text:p>19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25">
            <text:p>19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26">
            <text:p>19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5">
            <text:p>25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27">
            <text:p>19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28">
            <text:p>19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29">
            <text:p>19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53">
            <text:p>53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30">
            <text:p>19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31">
            <text:p>19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32">
            <text:p>19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3">
            <text:p>13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33">
            <text:p>19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3">
            <text:p>43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34">
            <text:p>19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35">
            <text:p>19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36">
            <text:p>19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37">
            <text:p>19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38">
            <text:p>19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39">
            <text:p>19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9">
            <text:p>49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940">
            <text:p>19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1">
            <text:p>5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41">
            <text:p>19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10">
            <text:p>10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42">
            <text:p>19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43">
            <text:p>19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44">
            <text:p>19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45">
            <text:p>19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46">
            <text:p>19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47">
            <text:p>19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6">
            <text:p>16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48">
            <text:p>19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49">
            <text:p>19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50">
            <text:p>19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51">
            <text:p>19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8">
            <text:p>8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52">
            <text:p>19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53">
            <text:p>19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54">
            <text:p>19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4">
            <text:p>24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55">
            <text:p>19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49">
            <text:p>14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956">
            <text:p>19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57">
            <text:p>19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58">
            <text:p>19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59">
            <text:p>19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60">
            <text:p>19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16">
            <text:p>16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61">
            <text:p>19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62">
            <text:p>19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63">
            <text:p>19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64">
            <text:p>19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65">
            <text:p>19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1">
            <text:p>51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66">
            <text:p>19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67">
            <text:p>19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36">
            <text:p>36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68">
            <text:p>19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0">
            <text:p>50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69">
            <text:p>19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70">
            <text:p>19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5">
            <text:p>55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71">
            <text:p>19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7">
            <text:p>27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72">
            <text:p>19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73">
            <text:p>19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74">
            <text:p>19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75">
            <text:p>19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76">
            <text:p>19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4">
            <text:p>44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77">
            <text:p>19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78">
            <text:p>19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6">
            <text:p>56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79">
            <text:p>19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1">
            <text:p>41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80">
            <text:p>19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81">
            <text:p>19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82">
            <text:p>19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83">
            <text:p>19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84">
            <text:p>19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85">
            <text:p>19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9">
            <text:p>39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86">
            <text:p>19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4">
            <text:p>24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87">
            <text:p>19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1">
            <text:p>41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88">
            <text:p>19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31">
            <text:p>3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89">
            <text:p>19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41">
            <text:p>41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90">
            <text:p>19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2">
            <text:p>32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91">
            <text:p>19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92">
            <text:p>19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93">
            <text:p>19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94">
            <text:p>19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176">
            <text:p>17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95">
            <text:p>19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8">
            <text:p>48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96">
            <text:p>19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97">
            <text:p>19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98">
            <text:p>19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99">
            <text:p>19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23">
            <text:p>23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00">
            <text:p>20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01">
            <text:p>20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02">
            <text:p>20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03">
            <text:p>20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5">
            <text:p>55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04">
            <text:p>20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05">
            <text:p>20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42">
            <text:p>42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06">
            <text:p>20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0">
            <text:p>50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0">
            <text:p>20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09">
            <text:p>20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10">
            <text:p>20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11">
            <text:p>20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12">
            <text:p>20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7">
            <text:p>57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14">
            <text:p>20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15">
            <text:p>20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16">
            <text:p>20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17">
            <text:p>20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18">
            <text:p>20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5">
            <text:p>35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19">
            <text:p>20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20">
            <text:p>20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4">
            <text:p>14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21">
            <text:p>20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22">
            <text:p>20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23">
            <text:p>20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24">
            <text:p>20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1">
            <text:p>31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25">
            <text:p>20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26">
            <text:p>20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27">
            <text:p>20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4">
            <text:p>34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28">
            <text:p>20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4">
            <text:p>34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29">
            <text:p>20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30">
            <text:p>20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31">
            <text:p>20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32">
            <text:p>20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33">
            <text:p>20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034">
            <text:p>20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6">
            <text:p>46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35">
            <text:p>20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3">
            <text:p>43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36">
            <text:p>20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37">
            <text:p>20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38">
            <text:p>20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2">
            <text:p>52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39">
            <text:p>20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40">
            <text:p>20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41">
            <text:p>20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2">
            <text:p>42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42">
            <text:p>20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43">
            <text:p>20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8">
            <text:p>18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44">
            <text:p>20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45">
            <text:p>20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46">
            <text:p>20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47">
            <text:p>20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48">
            <text:p>20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7">
            <text:p>57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49">
            <text:p>20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50">
            <text:p>20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051">
            <text:p>20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52">
            <text:p>20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53">
            <text:p>20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8">
            <text:p>38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54">
            <text:p>20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57">
            <text:p>57</text:p>
          </table:table-cell>
          <table:table-cell office:value-type="float" office:value="140">
            <text:p>14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055">
            <text:p>20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56">
            <text:p>20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57">
            <text:p>20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58">
            <text:p>20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59">
            <text:p>20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60">
            <text:p>20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61">
            <text:p>20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62">
            <text:p>20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63">
            <text:p>20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64">
            <text:p>20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3">
            <text:p>33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65">
            <text:p>20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66">
            <text:p>20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67">
            <text:p>20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68">
            <text:p>20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69">
            <text:p>20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70">
            <text:p>20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71">
            <text:p>20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72">
            <text:p>20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73">
            <text:p>20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74">
            <text:p>20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75">
            <text:p>20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76">
            <text:p>20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5">
            <text:p>35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77">
            <text:p>20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78">
            <text:p>20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8">
            <text:p>28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79">
            <text:p>20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1">
            <text:p>31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80">
            <text:p>20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7">
            <text:p>47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81">
            <text:p>20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82">
            <text:p>20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83">
            <text:p>20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1">
            <text:p>11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84">
            <text:p>20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85">
            <text:p>20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86">
            <text:p>20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87">
            <text:p>20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41">
            <text:p>41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88">
            <text:p>20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89">
            <text:p>20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90">
            <text:p>20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91">
            <text:p>20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92">
            <text:p>20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9">
            <text:p>5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93">
            <text:p>20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94">
            <text:p>20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95">
            <text:p>20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6">
            <text:p>20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97">
            <text:p>20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8">
            <text:p>20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9">
            <text:p>20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00">
            <text:p>21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5">
            <text:p>15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01">
            <text:p>21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0">
            <text:p>10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02">
            <text:p>21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03">
            <text:p>21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7">
            <text:p>17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04">
            <text:p>21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8">
            <text:p>8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05">
            <text:p>21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8">
            <text:p>28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06">
            <text:p>21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07">
            <text:p>21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8">
            <text:p>58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08">
            <text:p>21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09">
            <text:p>21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10">
            <text:p>21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11">
            <text:p>21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12">
            <text:p>21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13">
            <text:p>21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14">
            <text:p>21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15">
            <text:p>21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1">
            <text:p>41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16">
            <text:p>21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7">
            <text:p>37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17">
            <text:p>21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18">
            <text:p>21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38">
            <text:p>38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19">
            <text:p>21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20">
            <text:p>21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21">
            <text:p>21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22">
            <text:p>21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23">
            <text:p>21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24">
            <text:p>21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25">
            <text:p>21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26">
            <text:p>21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1">
            <text:p>21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27">
            <text:p>21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28">
            <text:p>21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7">
            <text:p>27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29">
            <text:p>21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30">
            <text:p>21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31">
            <text:p>21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16">
            <text:p>16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32">
            <text:p>21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5">
            <text:p>25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33">
            <text:p>21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34">
            <text:p>21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35">
            <text:p>21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36">
            <text:p>21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37">
            <text:p>21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38">
            <text:p>21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39">
            <text:p>21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40">
            <text:p>21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41">
            <text:p>21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42">
            <text:p>21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43">
            <text:p>21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2">
            <text:p>12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44">
            <text:p>21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45">
            <text:p>21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46">
            <text:p>21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47">
            <text:p>21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48">
            <text:p>21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49">
            <text:p>21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50">
            <text:p>21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51">
            <text:p>21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52">
            <text:p>21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53">
            <text:p>21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54">
            <text:p>21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55">
            <text:p>21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56">
            <text:p>21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57">
            <text:p>21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58">
            <text:p>21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2">
            <text:p>12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59">
            <text:p>21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60">
            <text:p>21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61">
            <text:p>21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2">
            <text:p>12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62">
            <text:p>21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63">
            <text:p>21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8">
            <text:p>48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64">
            <text:p>21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65">
            <text:p>21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66">
            <text:p>21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67">
            <text:p>21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68">
            <text:p>21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69">
            <text:p>21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70">
            <text:p>21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71">
            <text:p>21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72">
            <text:p>21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73">
            <text:p>21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float" office:value="149">
            <text:p>14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74">
            <text:p>21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3">
            <text:p>43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75">
            <text:p>21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76">
            <text:p>21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77">
            <text:p>21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78">
            <text:p>21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79">
            <text:p>21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80">
            <text:p>21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81">
            <text:p>21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82">
            <text:p>21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83">
            <text:p>21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84">
            <text:p>21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85">
            <text:p>21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6">
            <text:p>16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86">
            <text:p>21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87">
            <text:p>21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46">
            <text:p>46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88">
            <text:p>21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89">
            <text:p>21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9">
            <text:p>39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90">
            <text:p>21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6">
            <text:p>56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91">
            <text:p>21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9">
            <text:p>59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92">
            <text:p>21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93">
            <text:p>21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94">
            <text:p>21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95">
            <text:p>21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8">
            <text:p>8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96">
            <text:p>21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97">
            <text:p>21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98">
            <text:p>21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99">
            <text:p>21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00">
            <text:p>22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01">
            <text:p>22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02">
            <text:p>22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03">
            <text:p>22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04">
            <text:p>22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05">
            <text:p>22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206">
            <text:p>22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07">
            <text:p>22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29">
            <text:p>29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08">
            <text:p>22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">
            <text:p>5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09">
            <text:p>22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6">
            <text:p>36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10">
            <text:p>22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9">
            <text:p>59</text:p>
          </table:table-cell>
          <table:table-cell office:value-type="float" office:value="145">
            <text:p>14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11">
            <text:p>22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12">
            <text:p>22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8">
            <text:p>38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13">
            <text:p>22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14">
            <text:p>22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15">
            <text:p>22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16">
            <text:p>22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17">
            <text:p>22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18">
            <text:p>22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5">
            <text:p>35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19">
            <text:p>22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91">
            <text:p>19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20">
            <text:p>22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8">
            <text:p>48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21">
            <text:p>22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57">
            <text:p>57</text:p>
          </table:table-cell>
          <table:table-cell office:value-type="float" office:value="171">
            <text:p>17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22">
            <text:p>22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23">
            <text:p>22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24">
            <text:p>22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25">
            <text:p>22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3">
            <text:p>43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26">
            <text:p>22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1">
            <text:p>11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27">
            <text:p>22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28">
            <text:p>22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29">
            <text:p>22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30">
            <text:p>22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20">
            <text:p>20</text:p>
          </table:table-cell>
          <table:table-cell office:value-type="float" office:value="169">
            <text:p>16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31">
            <text:p>22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32">
            <text:p>22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8">
            <text:p>48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33">
            <text:p>22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34">
            <text:p>22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35">
            <text:p>22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4">
            <text:p>54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36">
            <text:p>22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37">
            <text:p>22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3">
            <text:p>23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38">
            <text:p>22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39">
            <text:p>22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40">
            <text:p>22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41">
            <text:p>22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8">
            <text:p>58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42">
            <text:p>22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9">
            <text:p>39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243">
            <text:p>22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44">
            <text:p>22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45">
            <text:p>22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46">
            <text:p>22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47">
            <text:p>22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48">
            <text:p>22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49">
            <text:p>22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3">
            <text:p>43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50">
            <text:p>22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51">
            <text:p>22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52">
            <text:p>22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7">
            <text:p>37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53">
            <text:p>22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6">
            <text:p>56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54">
            <text:p>22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1">
            <text:p>11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55">
            <text:p>22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56">
            <text:p>22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257">
            <text:p>22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58">
            <text:p>22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4">
            <text:p>54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59">
            <text:p>22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60">
            <text:p>22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9">
            <text:p>9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61">
            <text:p>22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7">
            <text:p>47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62">
            <text:p>22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63">
            <text:p>22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8">
            <text:p>8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64">
            <text:p>22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65">
            <text:p>22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66">
            <text:p>22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4">
            <text:p>44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67">
            <text:p>22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2">
            <text:p>52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68">
            <text:p>22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69">
            <text:p>22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70">
            <text:p>22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71">
            <text:p>22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72">
            <text:p>22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5">
            <text:p>25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273">
            <text:p>22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6">
            <text:p>16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74">
            <text:p>22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75">
            <text:p>22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76">
            <text:p>22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0">
            <text:p>50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77">
            <text:p>22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78">
            <text:p>22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79">
            <text:p>22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80">
            <text:p>22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81">
            <text:p>22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82">
            <text:p>22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83">
            <text:p>22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5">
            <text:p>45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84">
            <text:p>22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85">
            <text:p>22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86">
            <text:p>22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87">
            <text:p>22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3">
            <text:p>33</text:p>
          </table:table-cell>
          <table:table-cell office:value-type="float" office:value="146">
            <text:p>14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88">
            <text:p>22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4">
            <text:p>34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289">
            <text:p>22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7">
            <text:p>37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90">
            <text:p>22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91">
            <text:p>22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 table:number-rows-repeated="10462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овар" table:style-name="ta2" table:print="false"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9" table:number-columns-repeated="1017" table:default-cell-style-name="Excel_20_Built-in_20_Normal"/>
        <table:table-row table:style-name="ro1">
          <table:table-cell table:style-name="ce2" office:value-type="string">
            <text:p>Артикул</text:p>
          </table:table-cell>
          <table:table-cell table:style-name="ce2" office:value-type="string">
            <text:p>Отдел</text:p>
          </table:table-cell>
          <table:table-cell table:style-name="ce2" office:value-type="string">
            <text:p>Наименование товара</text:p>
          </table:table-cell>
          <table:table-cell table:style-name="ce2" office:value-type="string">
            <text:p>Ед. изм.</text:p>
          </table:table-cell>
          <table:table-cell table:style-name="ce2" office:value-type="string">
            <text:p>Количество в упаковке</text:p>
          </table:table-cell>
          <table:table-cell table:style-name="ce2" office:value-type="string">
            <text:p>Поставщик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Крепёж</text:p>
          </table:table-cell>
          <table:table-cell office:value-type="string">
            <text:p>Саморезы 6 X 60 (набор) универc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Крепёж</text:p>
          </table:table-cell>
          <table:table-cell office:value-type="string">
            <text:p>Саморезы 6 X 50 (набор) универc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Крепёж</text:p>
          </table:table-cell>
          <table:table-cell office:value-type="string">
            <text:p>Саморезы 6 X 40 (набор) универc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Крепёж</text:p>
          </table:table-cell>
          <table:table-cell office:value-type="string">
            <text:p>Саморезы 6 X 30 (набор) универc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Крепёж</text:p>
          </table:table-cell>
          <table:table-cell office:value-type="string">
            <text:p>Саморезы 8 X 60 (набор) универc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Крепёж</text:p>
          </table:table-cell>
          <table:table-cell office:value-type="string">
            <text:p>Саморезы 8 X 50 (набор) универc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Крепёж</text:p>
          </table:table-cell>
          <table:table-cell office:value-type="string">
            <text:p>Саморезы 8 X 40 (набор) универc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Крепёж</text:p>
          </table:table-cell>
          <table:table-cell office:value-type="string">
            <text:p>Саморезы 5 X 50 (набор) универc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Крепёж</text:p>
          </table:table-cell>
          <table:table-cell office:value-type="string">
            <text:p>Саморезы 5 X 40 (набор) универc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Крепёж</text:p>
          </table:table-cell>
          <table:table-cell office:value-type="string">
            <text:p>Саморезы 5 X 30 (набор) универc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Крепёж</text:p>
          </table:table-cell>
          <table:table-cell office:value-type="string">
            <text:p>Саморезы 4 X 40 (набор) универc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Крепёж</text:p>
          </table:table-cell>
          <table:table-cell office:value-type="string">
            <text:p>Дюбели 8 X 7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Крепёж</text:p>
          </table:table-cell>
          <table:table-cell office:value-type="string">
            <text:p>Дюбели 8 X 6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Крепёж</text:p>
          </table:table-cell>
          <table:table-cell office:value-type="string">
            <text:p>Дюбели 8 X 5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Крепёж</text:p>
          </table:table-cell>
          <table:table-cell office:value-type="string">
            <text:p>Дюбели 8 X 4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Крепёж</text:p>
          </table:table-cell>
          <table:table-cell office:value-type="string">
            <text:p>Дюбели 8 X 3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Крепёж</text:p>
          </table:table-cell>
          <table:table-cell office:value-type="string">
            <text:p>Дюбели 6 X 7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Крепёж</text:p>
          </table:table-cell>
          <table:table-cell office:value-type="string">
            <text:p>Дюбели 6 X 7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Крепёж</text:p>
          </table:table-cell>
          <table:table-cell office:value-type="string">
            <text:p>Дюбели 6 X 5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Крепёж</text:p>
          </table:table-cell>
          <table:table-cell office:value-type="string">
            <text:p>Дюбели 6 X 4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Крепёж</text:p>
          </table:table-cell>
          <table:table-cell office:value-type="string">
            <text:p>Дюбели 6 X 3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Крепёж</text:p>
          </table:table-cell>
          <table:table-cell office:value-type="string">
            <text:p>Дюбели 6 X3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Крепёж</text:p>
          </table:table-cell>
          <table:table-cell office:value-type="string">
            <text:p>Дюбели 12 X 7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Крепёж</text:p>
          </table:table-cell>
          <table:table-cell office:value-type="string">
            <text:p>Дюбели 12 X 7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Крепёж</text:p>
          </table:table-cell>
          <table:table-cell office:value-type="string">
            <text:p>Дюбели 12 X 6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Крепёж</text:p>
          </table:table-cell>
          <table:table-cell office:value-type="string">
            <text:p>Дюбели 12 X 5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Крепёж</text:p>
          </table:table-cell>
          <table:table-cell office:value-type="string">
            <text:p>Дюбели 12 X 4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Крепёж</text:p>
          </table:table-cell>
          <table:table-cell office:value-type="string">
            <text:p>Дюбели 6 X 3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Крепёж</text:p>
          </table:table-cell>
          <table:table-cell office:value-type="string">
            <text:p>Свёрла 5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Крепёж</text:p>
          </table:table-cell>
          <table:table-cell office:value-type="string">
            <text:p>Свёрла 6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Крепёж</text:p>
          </table:table-cell>
          <table:table-cell office:value-type="string">
            <text:p>Свёрла 8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Крепёж</text:p>
          </table:table-cell>
          <table:table-cell office:value-type="string">
            <text:p>Свёрла 10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Крепёж</text:p>
          </table:table-cell>
          <table:table-cell office:value-type="string">
            <text:p>Свёрла 5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Крепёж</text:p>
          </table:table-cell>
          <table:table-cell office:value-type="string">
            <text:p>Свёрла 6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Крепёж</text:p>
          </table:table-cell>
          <table:table-cell office:value-type="string">
            <text:p>Свёрла 12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Крепёж</text:p>
          </table:table-cell>
          <table:table-cell office:value-type="string">
            <text:p>Свёрла 10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Крепёж</text:p>
          </table:table-cell>
          <table:table-cell office:value-type="string">
            <text:p>Свёрла 5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Крепёж</text:p>
          </table:table-cell>
          <table:table-cell office:value-type="string">
            <text:p>Свёрла 4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Крепёж</text:p>
          </table:table-cell>
          <table:table-cell office:value-type="string">
            <text:p>Свёрла 8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Крепёж</text:p>
          </table:table-cell>
          <table:table-cell office:value-type="string">
            <text:p>Свёрла 5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Крепёж</text:p>
          </table:table-cell>
          <table:table-cell office:value-type="string">
            <text:p>Свёрла 6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Крепёж</text:p>
          </table:table-cell>
          <table:table-cell office:value-type="string">
            <text:p>Свёрла 8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Крепёж</text:p>
          </table:table-cell>
          <table:table-cell office:value-type="string">
            <text:p>Свёрла 10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Краски и клей</text:p>
          </table:table-cell>
          <table:table-cell office:value-type="string">
            <text:p>Герметик силиконовый прозрачный</text:p>
          </table:table-cell>
          <table:table-cell office:value-type="string">
            <text:p>литр</text:p>
          </table:table-cell>
          <table:table-cell office:value-type="float" office:value="0.5">
            <text:p>0,5</text:p>
          </table:table-cell>
          <table:table-cell office:value-type="string">
            <text:p>ООО "Комбинат № 2"</text:p>
          </table:table-cell>
          <table:table-cell table:number-columns-repeated="1018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Краски и клей</text:p>
          </table:table-cell>
          <table:table-cell office:value-type="string">
            <text:p>Герметик силиконовый белый</text:p>
          </table:table-cell>
          <table:table-cell office:value-type="string">
            <text:p>литр</text:p>
          </table:table-cell>
          <table:table-cell office:value-type="float" office:value="0.5">
            <text:p>0,5</text:p>
          </table:table-cell>
          <table:table-cell office:value-type="string">
            <text:p>ООО "Комбинат № 3"</text:p>
          </table:table-cell>
          <table:table-cell table:number-columns-repeated="1018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Краски и клей</text:p>
          </table:table-cell>
          <table:table-cell office:value-type="string">
            <text:p>Клей обойный</text:p>
          </table:table-cell>
          <table:table-cell office:value-type="string">
            <text:p>кг</text:p>
          </table:table-cell>
          <table:table-cell office:value-type="float" office:value="1">
            <text:p>1</text:p>
          </table:table-cell>
          <table:table-cell office:value-type="string">
            <text:p>ООО "Комбинат № 3"</text:p>
          </table:table-cell>
          <table:table-cell table:number-columns-repeated="1018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Краски и клей</text:p>
          </table:table-cell>
          <table:table-cell office:value-type="string">
            <text:p>Клей универсальный</text:p>
          </table:table-cell>
          <table:table-cell office:value-type="string">
            <text:p>литр</text:p>
          </table:table-cell>
          <table:table-cell office:value-type="float" office:value="0.5">
            <text:p>0,5</text:p>
          </table:table-cell>
          <table:table-cell office:value-type="string">
            <text:p>ООО "Комбинат № 2"</text:p>
          </table:table-cell>
          <table:table-cell table:number-columns-repeated="1018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бел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красн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чёрн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синя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бел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ООО "Кенгуру"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зелён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ООО "Кенгуру"</text:p>
          </table:table-cell>
          <table:table-cell table:number-columns-repeated="1018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Инструменты</text:p>
          </table:table-cell>
          <table:table-cell office:value-type="string">
            <text:p>Рулетка, 3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Мера всех вещей"</text:p>
          </table:table-cell>
          <table:table-cell table:number-columns-repeated="1018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Инструменты</text:p>
          </table:table-cell>
          <table:table-cell office:value-type="string">
            <text:p>Потолочный плинтус, 3 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Мера всех вещей"</text:p>
          </table:table-cell>
          <table:table-cell table:number-columns-repeated="1018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Инструменты</text:p>
          </table:table-cell>
          <table:table-cell office:value-type="string">
            <text:p>Потолочный плинтус, 2 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Завод 25 век"</text:p>
          </table:table-cell>
          <table:table-cell table:number-columns-repeated="1018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Электротовары</text:p>
          </table:table-cell>
          <table:table-cell office:value-type="string">
            <text:p>Розетка с заземлением белая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Электротовары</text:p>
          </table:table-cell>
          <table:table-cell office:value-type="string">
            <text:p>Розетка с заземлением бежевая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Электротовары</text:p>
          </table:table-cell>
          <table:table-cell office:value-type="string">
            <text:p>Выключатель двухклавишный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Электротовары</text:p>
          </table:table-cell>
          <table:table-cell office:value-type="string">
            <text:p>Выключатель одноклавишный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агазин" table:style-name="ta3" table:print="false"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9" table:number-columns-repeated="1021" table:default-cell-style-name="Excel_20_Built-in_20_Normal"/>
        <table:table-row table:style-name="ro2">
          <table:table-cell table:style-name="ce5" office:value-type="string">
            <text:p>ID магазина</text:p>
          </table:table-cell>
          <table:table-cell table:style-name="ce5" office:value-type="string">
            <text:p>Район</text:p>
          </table:table-cell>
          <table:table-cell table:style-name="ce5" office:value-type="string">
            <text:p>Адрес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</text:p>
          </table:table-cell>
          <table:table-cell office:value-type="string">
            <text:p>Тихий</text:p>
          </table:table-cell>
          <table:table-cell office:value-type="string">
            <text:p>ул. Титановая, 26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2</text:p>
          </table:table-cell>
          <table:table-cell office:value-type="string">
            <text:p>Прибрежный</text:p>
          </table:table-cell>
          <table:table-cell office:value-type="string">
            <text:p>ул. Есенина, 18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3</text:p>
          </table:table-cell>
          <table:table-cell office:value-type="string">
            <text:p>Тихий</text:p>
          </table:table-cell>
          <table:table-cell office:value-type="string">
            <text:p>просп. Солнца, 27/2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4</text:p>
          </table:table-cell>
          <table:table-cell office:value-type="string">
            <text:p>Тихий</text:p>
          </table:table-cell>
          <table:table-cell office:value-type="string">
            <text:p>переул. Кругосветный, 17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5</text:p>
          </table:table-cell>
          <table:table-cell office:value-type="string">
            <text:p>Прибрежный</text:p>
          </table:table-cell>
          <table:table-cell office:value-type="string">
            <text:p>ул. Морская, 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6</text:p>
          </table:table-cell>
          <table:table-cell office:value-type="string">
            <text:p>Черепахино</text:p>
          </table:table-cell>
          <table:table-cell office:value-type="string">
            <text:p>ул. Западная, 11/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7</text:p>
          </table:table-cell>
          <table:table-cell office:value-type="string">
            <text:p>Черепахино</text:p>
          </table:table-cell>
          <table:table-cell office:value-type="string">
            <text:p>ул. Привокзальная, 7а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8</text:p>
          </table:table-cell>
          <table:table-cell office:value-type="string">
            <text:p>Прибрежный</text:p>
          </table:table-cell>
          <table:table-cell office:value-type="string">
            <text:p>просп. Достоевского, 19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9</text:p>
          </table:table-cell>
          <table:table-cell office:value-type="string">
            <text:p>Тихий</text:p>
          </table:table-cell>
          <table:table-cell office:value-type="string">
            <text:p>ул. Карамельная, 3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0</text:p>
          </table:table-cell>
          <table:table-cell office:value-type="string">
            <text:p>Тихий</text:p>
          </table:table-cell>
          <table:table-cell office:value-type="string">
            <text:p>ул. Титановая, 224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1</text:p>
          </table:table-cell>
          <table:table-cell office:value-type="string">
            <text:p>Черепахино</text:p>
          </table:table-cell>
          <table:table-cell office:value-type="string">
            <text:p>просп. Садко, 12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2</text:p>
          </table:table-cell>
          <table:table-cell office:value-type="string">
            <text:p>Черепахино</text:p>
          </table:table-cell>
          <table:table-cell office:value-type="string">
            <text:p>просп. Дальневосточный, 110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3</text:p>
          </table:table-cell>
          <table:table-cell office:value-type="string">
            <text:p>Утренний</text:p>
          </table:table-cell>
          <table:table-cell office:value-type="string">
            <text:p>бульвар Новаторов, 3/2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4</text:p>
          </table:table-cell>
          <table:table-cell office:value-type="string">
            <text:p>Утренний</text:p>
          </table:table-cell>
          <table:table-cell office:value-type="string">
            <text:p>переул. Новый, 4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5</text:p>
          </table:table-cell>
          <table:table-cell office:value-type="string">
            <text:p>Прибрежный</text:p>
          </table:table-cell>
          <table:table-cell office:value-type="string">
            <text:p>ул. Морозная, 12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6</text:p>
          </table:table-cell>
          <table:table-cell office:value-type="string">
            <text:p>Тихий</text:p>
          </table:table-cell>
          <table:table-cell office:value-type="string">
            <text:p>ул. Солнечная, 8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7</text:p>
          </table:table-cell>
          <table:table-cell office:value-type="string">
            <text:p>Утренний</text:p>
          </table:table-cell>
          <table:table-cell office:value-type="string">
            <text:p>ул. Мечтательная, 3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8</text:p>
          </table:table-cell>
          <table:table-cell office:value-type="string">
            <text:p>Утренний</text:p>
          </table:table-cell>
          <table:table-cell office:value-type="string">
            <text:p>просп. Романтиков, 28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5000" number:language="ru" number:country="RU">
      <number:number number:min-integer-digits="1"/>
    </number:number-style>
    <number:number-style style:name="N5106P0" style:volatile="true" number:language="ru" number:country="RU">
      <number:number number:decimal-places="0" number:min-integer-digits="1" number:grouping="true"/>
      <number:text>р.</number:text>
    </number:number-style>
    <number:number-style style:name="N5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6P0"/>
    </number:number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2" number:min-integer-digits="1" number:grouping="true"/>
      <number:text>р.</number:text>
    </number:number-style>
    <number:number-style style:name="N5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08P0"/>
    </number:number-style>
    <number:number-style style:name="N5109P0" style:volatile="true" number:language="ru" number:country="RU">
      <number:number number:decimal-places="2" number:min-integer-digits="1" number:grouping="true"/>
      <number:text>р.</number:text>
    </number:number-style>
    <number:number-style style:name="N5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09P0"/>
    </number:number-style>
    <number:date-style style:name="N5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1" number:language="ru" number:country="RU">
      <number:month number:textual="true"/>
      <number:text>.</number:text>
      <number:year/>
    </number:date-style>
    <number:time-style style:name="N5112" number:language="ru" number:country="RU">
      <number:hours/>
      <number:text>:</number:text>
      <number:minutes number:style="long"/>
      <number:text> </number:text>
      <number:am-pm/>
    </number:time-style>
    <number:time-style style:name="N5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ru" number:country="RU">
      <number:hours/>
      <number:text>:</number:text>
      <number:minutes number:style="long"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ru" number:country="RU">
      <number:number number:decimal-places="0" number:min-integer-digits="1" number:grouping="true"/>
      <number:text>   </number:text>
    </number:number-style>
    <number:number-style style:name="N5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ru" number:country="RU">
      <number:number number:decimal-places="0" number:min-integer-digits="1" number:grouping="true"/>
      <number:text>   </number:text>
    </number:number-style>
    <number:number-style style:name="N5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ru" number:country="RU">
      <number:number number:decimal-places="2" number:min-integer-digits="1" number:grouping="true"/>
      <number:text>   </number:text>
    </number:number-style>
    <number:number-style style:name="N5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ru" number:country="RU">
      <number:number number:decimal-places="2" number:min-integer-digits="1" number:grouping="true"/>
      <number:text>   </number:text>
    </number:number-style>
    <number:number-style style:name="N5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ru" number:country="RU">
      <number:text> -    </number:text>
    </number:number-style>
    <number:text-style style:name="N5121" number:language="ru" number:country="R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22P2" style:volatile="true" number:language="ru" number:country="RU">
      <number:text> -р. </number:text>
    </number:number-style>
    <number:text-style style:name="N5122" number:language="ru" number:country="R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23" number:language="ru" number:country="RU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24" number:language="ru" number:country="RU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ru" number:country="RU">
      <number:minutes number:style="long"/>
      <number:text>:</number:text>
      <number:seconds number:style="long"/>
    </number:time-style>
    <number:time-style style:name="N5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ru" number:country="RU">
      <number:minutes number:style="long"/>
      <number:text>:</number:text>
      <number:seconds number:style="long" number:decimal-places="1"/>
    </number:time-style>
    <number:number-style style:name="N5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03.11.2021</text:date>, <text:time>10:04:4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Движение_20_товаров" style:display-name="PageStyle_Движение товар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овар" style:display-name="PageStyle_Това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Магазин" style:display-name="PageStyle_Магазин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16467" meta:object-count="0"/>
    <meta:generator>OpenOffice.org/3.3$Win32 OpenOffice.org_project/330m20$Build-9567</meta:generator>
  </office:meta>
</office:document-meta>
</file>